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2" style:family="table">
      <style:table-properties style:width="6.809cm" fo:margin-left="-0.191cm" fo:margin-top="0cm" fo:margin-bottom="0cm" table:align="left" style:writing-mode="lr-tb"/>
    </style:style>
    <style:style style:name="表格2.A" style:family="table-column">
      <style:table-column-properties style:column-width="3.404cm"/>
    </style:style>
    <style:style style:name="表格2.1" style:family="table-row">
      <style:table-row-properties style:min-row-height="0.185cm" fo:keep-together="auto"/>
    </style:style>
    <style:style style:name="表格2.A1" style:family="table-cell">
      <style:table-cell-properties fo:padding-left="0.191cm" fo:padding-right="0.191cm" fo:padding-top="0cm" fo:padding-bottom="0cm" fo:border="none"/>
    </style:style>
    <style:style style:name="表格2.2" style:family="table-row">
      <style:table-row-properties style:min-row-height="0.168cm" fo:keep-together="auto"/>
    </style:style>
    <style:style style:name="P1" style:family="paragraph" style:parent-style-name="Standard">
      <style:text-properties officeooo:rsid="0019e718" officeooo:paragraph-rsid="0019e718"/>
    </style:style>
    <style:style style:name="P2" style:family="paragraph" style:parent-style-name="Standard">
      <style:text-properties officeooo:rsid="0019e718" officeooo:paragraph-rsid="001ca943"/>
    </style:style>
    <style:style style:name="P3" style:family="paragraph" style:parent-style-name="Standard">
      <style:text-properties officeooo:rsid="0019e718" officeooo:paragraph-rsid="001e8e46"/>
    </style:style>
    <style:style style:name="P4" style:family="paragraph" style:parent-style-name="Standard">
      <style:text-properties officeooo:rsid="0019e718" officeooo:paragraph-rsid="00250db6"/>
    </style:style>
    <style:style style:name="P5" style:family="paragraph" style:parent-style-name="Standard">
      <style:text-properties officeooo:paragraph-rsid="001e8e46"/>
    </style:style>
    <style:style style:name="P6" style:family="paragraph" style:parent-style-name="Standard">
      <style:text-properties officeooo:rsid="00250db6" officeooo:paragraph-rsid="00271aab"/>
    </style:style>
    <style:style style:name="P7" style:family="paragraph" style:parent-style-name="Standard">
      <style:text-properties officeooo:paragraph-rsid="00271aab"/>
    </style:style>
    <style:style style:name="P8" style:family="paragraph" style:parent-style-name="Standard">
      <style:text-properties officeooo:rsid="003b3cf5" officeooo:paragraph-rsid="003b3cf5"/>
    </style:style>
    <style:style style:name="P9" style:family="paragraph" style:parent-style-name="Standard">
      <style:text-properties officeooo:rsid="003b3cf5" officeooo:paragraph-rsid="0054642d"/>
    </style:style>
    <style:style style:name="P10" style:family="paragraph" style:parent-style-name="Standard">
      <style:text-properties officeooo:paragraph-rsid="003b3cf5"/>
    </style:style>
    <style:style style:name="P11" style:family="paragraph" style:parent-style-name="Standard">
      <style:text-properties fo:color="#000000" style:font-name="宋体" officeooo:rsid="0019e718" officeooo:paragraph-rsid="001ca943" style:letter-kerning="false" style:font-name-complex="宋体1" style:font-size-complex="10.5pt"/>
    </style:style>
    <style:style style:name="P12" style:family="paragraph" style:parent-style-name="Standard">
      <style:text-properties fo:color="#000000" style:font-name="宋体" officeooo:rsid="00229618" officeooo:paragraph-rsid="001e8e46" style:letter-kerning="false" style:font-name-complex="宋体1" style:font-size-complex="10.5pt"/>
    </style:style>
    <style:style style:name="P13" style:family="paragraph" style:parent-style-name="Standard">
      <style:text-properties fo:color="#000000" style:font-name="宋体" officeooo:rsid="00250db6" officeooo:paragraph-rsid="00250db6" style:letter-kerning="false" style:font-name-complex="宋体1" style:font-size-complex="10.5pt"/>
    </style:style>
    <style:style style:name="P14" style:family="paragraph" style:parent-style-name="Standard">
      <style:text-properties fo:color="#000000" style:font-name="宋体" officeooo:rsid="00250db6" officeooo:paragraph-rsid="00271aab" style:letter-kerning="false" style:font-name-complex="宋体1" style:font-size-complex="10.5pt"/>
    </style:style>
    <style:style style:name="P15" style:family="paragraph" style:parent-style-name="Standard">
      <style:paragraph-properties fo:text-align="start" style:justify-single-word="false"/>
      <style:text-properties fo:color="#000000" style:font-name="宋体" officeooo:paragraph-rsid="00abeaa1" style:letter-kerning="false" style:font-name-complex="宋体1" style:font-size-complex="10.5pt"/>
    </style:style>
    <style:style style:name="P16" style:family="paragraph" style:parent-style-name="Standard">
      <style:text-properties fo:color="#000000" style:font-name="宋体" fo:font-size="10pt" officeooo:rsid="003b3cf5" officeooo:paragraph-rsid="003b3cf5" style:letter-kerning="false" style:font-size-asian="10pt" style:font-name-complex="宋体1" style:font-size-complex="10.5pt"/>
    </style:style>
    <style:style style:name="P17" style:family="paragraph" style:parent-style-name="Standard">
      <style:text-properties fo:color="#000000" style:font-name="宋体" fo:font-size="10pt" fo:font-weight="normal" officeooo:rsid="003b3cf5" officeooo:paragraph-rsid="003b3cf5" style:letter-kerning="false" style:font-size-asian="10pt" style:font-weight-asian="normal" style:font-name-complex="宋体1" style:font-size-complex="10.5pt" style:font-weight-complex="normal"/>
    </style:style>
    <style:style style:name="P18" style:family="paragraph" style:parent-style-name="Standard">
      <style:text-properties fo:color="#000000" style:font-name="宋体" fo:font-size="10pt" fo:font-weight="normal" officeooo:rsid="003b3cf5" officeooo:paragraph-rsid="0062e86c" style:letter-kerning="false" style:font-size-asian="10pt" style:font-weight-asian="normal" style:font-name-complex="宋体1" style:font-size-complex="10.5pt" style:font-weight-complex="normal"/>
    </style:style>
    <style:style style:name="P19" style:family="paragraph" style:parent-style-name="Standard">
      <style:text-properties fo:color="#000000" style:font-name="宋体" fo:font-size="10pt" fo:font-weight="normal" officeooo:rsid="003b3cf5" officeooo:paragraph-rsid="0062e86c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20" style:family="paragraph" style:parent-style-name="Standard">
      <style:text-properties fo:color="#000000" style:font-name="宋体" fo:font-size="10pt" fo:font-weight="normal" officeooo:rsid="003b3cf5" officeooo:paragraph-rsid="006e22af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21" style:family="paragraph" style:parent-style-name="Standard">
      <style:text-properties fo:color="#000000" style:font-name="宋体" fo:font-size="10pt" fo:font-weight="normal" officeooo:rsid="003b3cf5" officeooo:paragraph-rsid="00a8ea36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22" style:family="paragraph" style:parent-style-name="Standard">
      <style:text-properties fo:color="#000000" style:font-name="Monospace" fo:font-size="10pt" officeooo:rsid="003b3cf5" officeooo:paragraph-rsid="003b3cf5" style:font-size-asian="10pt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officeooo:paragraph-rsid="00abeaa1" style:letter-kerning="false" style:font-size-complex="10.5pt"/>
    </style:style>
    <style:style style:name="P24" style:family="paragraph" style:parent-style-name="Standard">
      <style:text-properties officeooo:paragraph-rsid="006e22af"/>
    </style:style>
    <style:style style:name="P25" style:family="paragraph" style:parent-style-name="Standard">
      <style:text-properties officeooo:paragraph-rsid="0054642d"/>
    </style:style>
    <style:style style:name="P26" style:family="paragraph" style:parent-style-name="Standard">
      <style:text-properties style:font-name="宋体" fo:font-size="9pt" officeooo:paragraph-rsid="00a8ea36" style:letter-kerning="false" style:font-size-asian="9pt" style:font-name-complex="宋体1" style:font-size-complex="9pt"/>
    </style:style>
    <style:style style:name="P27" style:family="paragraph" style:parent-style-name="Standard">
      <style:text-properties officeooo:paragraph-rsid="00a8ea36"/>
    </style:style>
    <style:style style:name="P28" style:family="paragraph" style:parent-style-name="Standard">
      <loext:graphic-properties draw:fill="solid" draw:fill-color="#d9d9d9"/>
      <style:paragraph-properties fo:text-align="start" style:justify-single-word="false" fo:background-color="#d9d9d9"/>
      <style:text-properties officeooo:paragraph-rsid="00a99d96"/>
    </style:style>
    <style:style style:name="P29" style:family="paragraph" style:parent-style-name="Standard">
      <loext:graphic-properties draw:fill="solid" draw:fill-color="#d9d9d9"/>
      <style:paragraph-properties fo:text-align="start" style:justify-single-word="false" fo:background-color="#d9d9d9"/>
      <style:text-properties officeooo:paragraph-rsid="00ac9e4b"/>
    </style:style>
    <style:style style:name="P30" style:family="paragraph" style:parent-style-name="Standard">
      <style:text-properties officeooo:paragraph-rsid="00a99d96"/>
    </style:style>
    <style:style style:name="P31" style:family="paragraph" style:parent-style-name="Standard">
      <loext:graphic-properties draw:fill="solid" draw:fill-color="#d9d9d9"/>
      <style:paragraph-properties fo:background-color="#d9d9d9"/>
      <style:text-properties officeooo:paragraph-rsid="00a99d96"/>
    </style:style>
    <style:style style:name="P32" style:family="paragraph" style:parent-style-name="Standard">
      <style:text-properties officeooo:paragraph-rsid="00ac9e4b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paragraph-rsid="0054642d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38" style:family="paragraph" style:parent-style-name="Standard">
      <style:paragraph-properties fo:margin-left="0cm" fo:margin-right="0cm" fo:text-indent="0.741cm" style:auto-text-indent="false"/>
      <style:text-properties officeooo:paragraph-rsid="00a8ea36"/>
    </style:style>
    <style:style style:name="P39" style:family="paragraph" style:parent-style-name="Standard">
      <style:paragraph-properties fo:margin-left="0.741cm" fo:margin-right="0cm" fo:text-indent="0.741cm" style:auto-text-indent="false"/>
      <style:text-properties officeooo:paragraph-rsid="00a8ea36"/>
    </style:style>
    <style:style style:name="P40" style:family="paragraph" style:parent-style-name="Standard">
      <style:text-properties fo:color="#000000" style:font-name="宋体" fo:font-size="10pt" fo:font-weight="bold" officeooo:rsid="0050be9b" officeooo:paragraph-rsid="003b3cf5" style:letter-kerning="false" style:font-size-asian="10pt" style:font-weight-asian="bold" style:font-name-complex="宋体1" style:font-size-complex="10.5pt" style:font-weight-complex="bold"/>
    </style:style>
    <style:style style:name="P41" style:family="paragraph" style:parent-style-name="Standard">
      <style:text-properties fo:color="#000000" style:font-name="Monospace" fo:font-size="10pt" fo:font-weight="normal" officeooo:rsid="003b3cf5" officeooo:paragraph-rsid="006e22af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42" style:family="paragraph" style:parent-style-name="Standard">
      <style:text-properties fo:color="#008080" style:font-name="Monospace" fo:font-size="10pt" officeooo:rsid="0050be9b" officeooo:paragraph-rsid="0054642d" style:letter-kerning="false" style:font-size-asian="10pt" style:font-name-complex="宋体1" style:font-size-complex="10.5pt"/>
    </style:style>
    <style:style style:name="P43" style:family="paragraph" style:parent-style-name="Standard">
      <style:text-properties fo:color="#008080" style:font-name="Monospace" fo:font-size="10pt" fo:font-weight="bold" officeooo:rsid="003b3cf5" officeooo:paragraph-rsid="003b3cf5" style:letter-kerning="false" style:font-size-asian="10pt" style:font-weight-asian="bold" style:font-name-complex="宋体1" style:font-size-complex="10.5pt" style:font-weight-complex="bold"/>
    </style:style>
    <style:style style:name="P44" style:family="paragraph" style:parent-style-name="Standard">
      <style:text-properties fo:color="#008080" style:font-name="Monospace" fo:font-size="10pt" fo:font-weight="normal" officeooo:rsid="003b3cf5" officeooo:paragraph-rsid="006e22af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45" style:family="paragraph" style:parent-style-name="Standard">
      <style:text-properties fo:color="#008080" style:font-name="Monospace" fo:font-size="10pt" fo:font-weight="normal" officeooo:rsid="00a01379" officeooo:paragraph-rsid="006e22af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46" style:family="paragraph" style:parent-style-name="Standard">
      <style:text-properties fo:color="#008080" style:font-name="Monospace" fo:font-size="10pt" fo:font-weight="normal" officeooo:rsid="00a83b7a" officeooo:paragraph-rsid="00a8ea36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47" style:family="paragraph" style:parent-style-name="Standard">
      <loext:graphic-properties draw:fill="solid" draw:fill-color="#d9d9d9"/>
      <style:paragraph-properties fo:background-color="#d9d9d9"/>
      <style:text-properties fo:color="#008080" style:font-name="Consolas" officeooo:paragraph-rsid="00ac9e4b" style:letter-kerning="false" style:font-name-complex="Consolas1" style:font-size-complex="10.5pt"/>
    </style:style>
    <style:style style:name="P48" style:family="paragraph" style:parent-style-name="Standard">
      <style:text-properties fo:color="#3c3c3c" style:font-name="Monospace" fo:font-size="10pt" fo:font-style="normal" fo:font-weight="normal" officeooo:rsid="00711ce9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49" style:family="paragraph" style:parent-style-name="Standard">
      <style:text-properties fo:color="#3c3c3c" style:font-name="Monospace" fo:font-size="10pt" fo:font-style="normal" fo:font-weight="normal" officeooo:rsid="007cb3ce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50" style:family="paragraph" style:parent-style-name="Standard">
      <style:text-properties fo:color="#3c3c3c" style:font-name="Monospace" fo:font-size="10pt" fo:font-style="normal" fo:font-weight="normal" officeooo:rsid="009341af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51" style:family="paragraph" style:parent-style-name="Standard">
      <style:text-properties fo:color="#3c3c3c" style:font-name="Monospace" fo:font-size="10pt" fo:font-style="normal" fo:font-weight="normal" officeooo:rsid="0094263b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52" style:family="paragraph" style:parent-style-name="Standard">
      <style:text-properties fo:color="#3c3c3c" style:font-name="Monospace" fo:font-size="10pt" fo:font-style="normal" fo:font-weight="normal" officeooo:rsid="009511fc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53" style:family="paragraph" style:parent-style-name="Standard">
      <style:text-properties fo:color="#3c3c3c" style:font-name="Monospace" fo:font-size="10pt" fo:font-style="normal" fo:font-weight="normal" officeooo:rsid="009ad38e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54" style:family="paragraph" style:parent-style-name="Standard">
      <style:text-properties fo:color="#3c3c3c" style:font-name="Monospace" fo:font-size="10pt" fo:font-style="normal" fo:font-weight="bold" officeooo:rsid="007cb3ce" officeooo:paragraph-rsid="006e22af" style:letter-kerning="false" fo:background-color="transparent" style:font-size-asian="10pt" style:font-style-asian="normal" style:font-weight-asian="bold" style:font-name-complex="宋体1" style:font-size-complex="10.5pt" style:font-style-complex="normal" style:font-weight-complex="bold"/>
    </style:style>
    <style:style style:name="P55" style:family="paragraph" style:parent-style-name="Standard">
      <style:text-properties fo:color="#3f5fbf" style:font-name="Monospace" fo:font-size="10pt" fo:font-style="normal" fo:font-weight="normal" officeooo:rsid="009ad38e" officeooo:paragraph-rsid="006e22af" style:letter-kerning="false" fo:background-color="transparent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60" style:family="paragraph" style:parent-style-name="列出段落1" style:list-style-name="WWNum9">
      <style:text-properties officeooo:paragraph-rsid="001e8e46"/>
    </style:style>
    <style:style style:name="P61" style:family="paragraph" style:parent-style-name="列出段落1" style:list-style-name="WWNum15">
      <style:text-properties officeooo:paragraph-rsid="00a99d96"/>
    </style:style>
    <style:style style:name="P62" style:family="paragraph" style:parent-style-name="列出段落1" style:list-style-name="WWNum15">
      <style:text-properties style:use-window-font-color="true" style:font-name="宋体" fo:font-size="10pt" fo:font-weight="normal" officeooo:rsid="003b3cf5" officeooo:paragraph-rsid="00a99d96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63" style:family="paragraph" style:parent-style-name="列出段落1">
      <style:text-properties style:use-window-font-color="true" style:font-name="Monospace" fo:font-size="10pt" fo:font-weight="normal" officeooo:rsid="00a83b7a" officeooo:paragraph-rsid="00a99d96" style:letter-kerning="false" fo:background-color="transparent" style:font-size-asian="10pt" style:font-weight-asian="normal" style:font-name-complex="宋体1" style:font-size-complex="10.5pt" style:font-weight-complex="normal"/>
    </style:style>
    <style:style style:name="P64" style:family="paragraph" style:parent-style-name="列出段落1">
      <style:text-properties style:use-window-font-color="true" style:font-name="Monospace" fo:font-size="10pt" fo:font-weight="normal" officeooo:rsid="00a83b7a" officeooo:paragraph-rsid="00abeaa1" style:letter-kerning="false" fo:background-color="transparent" style:font-size-asian="10pt" style:font-weight-asian="normal" style:font-name-complex="宋体1" style:font-size-complex="10.5pt" style:font-weight-complex="normal"/>
    </style:style>
    <style:style style:name="T1" style:family="text">
      <style:text-properties fo:color="#000000" style:font-name="宋体" style:letter-kerning="false" style:font-name-complex="宋体1" style:font-size-complex="10.5pt"/>
    </style:style>
    <style:style style:name="T2" style:family="text">
      <style:text-properties fo:color="#000000" style:font-name="宋体" officeooo:rsid="002158ba" style:letter-kerning="false" style:font-name-complex="宋体1" style:font-size-complex="10.5pt"/>
    </style:style>
    <style:style style:name="T3" style:family="text">
      <style:text-properties fo:color="#000000" style:font-name="宋体" officeooo:rsid="00229618" style:letter-kerning="false" style:font-name-complex="宋体1" style:font-size-complex="10.5pt"/>
    </style:style>
    <style:style style:name="T4" style:family="text">
      <style:text-properties fo:color="#000000" style:font-name="宋体" officeooo:rsid="00250db6" style:letter-kerning="false" style:font-name-complex="宋体1" style:font-size-complex="10.5pt"/>
    </style:style>
    <style:style style:name="T5" style:family="text">
      <style:text-properties fo:color="#000000" style:font-name="宋体" officeooo:rsid="002950e0" style:letter-kerning="false" style:font-name-complex="宋体1" style:font-size-complex="10.5pt"/>
    </style:style>
    <style:style style:name="T6" style:family="text">
      <style:text-properties fo:color="#000000" style:font-name="宋体" officeooo:rsid="002d747b" style:letter-kerning="false" style:font-name-complex="宋体1" style:font-size-complex="10.5pt"/>
    </style:style>
    <style:style style:name="T7" style:family="text">
      <style:text-properties fo:color="#000000" style:font-name="宋体" officeooo:rsid="002d92d5" style:letter-kerning="false" style:font-name-complex="宋体1" style:font-size-complex="10.5pt"/>
    </style:style>
    <style:style style:name="T8" style:family="text">
      <style:text-properties fo:color="#000000" style:font-name="宋体" fo:font-size="10pt" style:letter-kerning="false" style:font-size-asian="10pt" style:font-name-complex="宋体1" style:font-size-complex="10.5pt"/>
    </style:style>
    <style:style style:name="T9" style:family="text">
      <style:text-properties fo:color="#000000" style:font-name="宋体" fo:font-size="10pt" officeooo:rsid="002950e0" style:letter-kerning="false" style:font-size-asian="10pt" style:font-name-complex="宋体1" style:font-size-complex="10.5pt"/>
    </style:style>
    <style:style style:name="T10" style:family="text">
      <style:text-properties fo:color="#000000" style:font-name="宋体" fo:font-size="10pt" officeooo:rsid="003b3cf5" style:letter-kerning="false" style:font-size-asian="10pt" style:font-name-complex="宋体1" style:font-size-complex="10.5pt"/>
    </style:style>
    <style:style style:name="T11" style:family="text">
      <style:text-properties fo:color="#000000" style:font-name="宋体" fo:font-size="10pt" officeooo:rsid="0050be9b" style:letter-kerning="false" style:font-size-asian="10pt" style:font-name-complex="宋体1" style:font-size-complex="10.5pt"/>
    </style:style>
    <style:style style:name="T12" style:family="text">
      <style:text-properties fo:color="#000000" style:font-name="宋体" fo:font-size="10pt" fo:font-weight="bold" officeooo:rsid="0050be9b" style:letter-kerning="false" style:font-size-asian="10pt" style:font-weight-asian="bold" style:font-name-complex="宋体1" style:font-size-complex="10.5pt" style:font-weight-complex="bold"/>
    </style:style>
    <style:style style:name="T13" style:family="text">
      <style:text-properties fo:color="#000000" style:font-name="宋体" fo:font-size="10pt" fo:font-weight="bold" officeooo:rsid="003b3cf5" style:letter-kerning="false" style:font-size-asian="10pt" style:font-weight-asian="bold" style:font-name-complex="宋体1" style:font-size-complex="10.5pt" style:font-weight-complex="bold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officeooo:rsid="004dfde5" style:font-size-asian="10pt"/>
    </style:style>
    <style:style style:name="T16" style:family="text">
      <style:text-properties fo:color="#000000" style:font-name="Monospace" fo:font-size="10pt" officeooo:rsid="004ec6e4" style:font-size-asian="10pt"/>
    </style:style>
    <style:style style:name="T17" style:family="text">
      <style:text-properties fo:color="#000000" style:font-name="Monospace" fo:font-size="10pt" fo:background-color="#d4d4d4" loext:char-shading-value="0" style:font-size-asian="10pt"/>
    </style:style>
    <style:style style:name="T18" style:family="text">
      <style:text-properties fo:color="#000000" style:font-name="Monospace" fo:font-size="10pt" style:letter-kerning="false" style:font-size-asian="10pt" style:font-name-complex="宋体1" style:font-size-complex="10.5pt"/>
    </style:style>
    <style:style style:name="T19" style:family="text">
      <style:text-properties fo:color="#000000" style:font-name="Monospace" fo:font-size="10pt" officeooo:rsid="0050be9b" style:letter-kerning="false" style:font-size-asian="10pt" style:font-name-complex="宋体1" style:font-size-complex="10.5pt"/>
    </style:style>
    <style:style style:name="T20" style:family="text">
      <style:text-properties fo:color="#000000" style:font-name="Monospace" fo:font-size="10pt" fo:font-style="italic" style:font-size-asian="10pt" style:font-style-asian="italic"/>
    </style:style>
    <style:style style:name="T21" style:family="text">
      <style:text-properties fo:color="#000000" style:font-name="Consolas" style:letter-kerning="false" style:font-name-complex="Consolas1" style:font-size-complex="10.5pt"/>
    </style:style>
    <style:style style:name="T22" style:family="text">
      <style:text-properties style:font-size-complex="10.5pt"/>
    </style:style>
    <style:style style:name="T23" style:family="text">
      <style:text-properties fo:color="#008080" style:font-name="Monospace"/>
    </style:style>
    <style:style style:name="T24" style:family="text">
      <style:text-properties fo:color="#008080" style:font-name="Monospace" fo:font-size="10pt" style:font-size-asian="10pt"/>
    </style:style>
    <style:style style:name="T25" style:family="text">
      <style:text-properties fo:color="#008080" style:font-name="Monospace" fo:font-size="10pt" officeooo:rsid="0035fe16" style:font-size-asian="10pt"/>
    </style:style>
    <style:style style:name="T26" style:family="text">
      <style:text-properties fo:color="#008080" style:font-name="Monospace" fo:font-size="10pt" officeooo:rsid="0036dae1" style:font-size-asian="10pt"/>
    </style:style>
    <style:style style:name="T27" style:family="text">
      <style:text-properties fo:color="#008080" style:font-name="Monospace" fo:font-size="10pt" officeooo:rsid="002d92d5" style:letter-kerning="false" style:font-size-asian="10pt" style:font-name-complex="宋体1" style:font-size-complex="10.5pt"/>
    </style:style>
    <style:style style:name="T28" style:family="text">
      <style:text-properties fo:color="#008080" style:font-name="Monospace" fo:font-size="10pt" officeooo:rsid="002950e0" style:letter-kerning="false" style:font-size-asian="10pt" style:font-name-complex="宋体1" style:font-size-complex="10.5pt"/>
    </style:style>
    <style:style style:name="T29" style:family="text">
      <style:text-properties fo:color="#008080" style:font-name="Monospace" fo:font-size="10pt" officeooo:rsid="0050be9b" style:letter-kerning="false" style:font-size-asian="10pt" style:font-name-complex="宋体1" style:font-size-complex="10.5pt"/>
    </style:style>
    <style:style style:name="T30" style:family="text">
      <style:text-properties fo:color="#008080" style:font-name="Monospace" fo:font-size="10pt" officeooo:rsid="00894be1" style:letter-kerning="false" style:font-size-asian="10pt" style:font-name-complex="宋体1" style:font-size-complex="10.5pt"/>
    </style:style>
    <style:style style:name="T31" style:family="text">
      <style:text-properties fo:color="#008080" style:font-name="Monospace" fo:font-size="10pt" fo:font-style="normal" officeooo:rsid="00711ce9" style:font-size-asian="10pt" style:font-style-asian="normal" style:font-style-complex="normal"/>
    </style:style>
    <style:style style:name="T32" style:family="text">
      <style:text-properties fo:color="#008080" style:font-name="Monospace" fo:font-size="10pt" fo:font-style="normal" fo:font-weight="bold" officeooo:rsid="007cb3ce" style:font-size-asian="10pt" style:font-style-asian="normal" style:font-weight-asian="bold" style:font-style-complex="normal" style:font-weight-complex="bold"/>
    </style:style>
    <style:style style:name="T33" style:family="text">
      <style:text-properties fo:color="#008080" style:font-name="Monospace" fo:font-size="10pt" fo:font-weight="normal" officeooo:rsid="00a70238" style:letter-kerning="false" fo:background-color="transparent" loext:char-shading-value="0" style:font-size-asian="10pt" style:font-weight-asian="normal" style:font-name-complex="宋体1" style:font-size-complex="10.5pt" style:font-weight-complex="normal"/>
    </style:style>
    <style:style style:name="T34" style:family="text">
      <style:text-properties fo:color="#008080" style:font-name="Monospace" fo:font-weight="bold" officeooo:rsid="00a83b7a" style:font-weight-asian="bold" style:font-weight-complex="bold"/>
    </style:style>
    <style:style style:name="T35" style:family="text">
      <style:text-properties fo:color="#008080" style:font-name="Monospace" officeooo:rsid="00a01379"/>
    </style:style>
    <style:style style:name="T36" style:family="text">
      <style:text-properties fo:color="#008080" style:font-name="Monospace" officeooo:rsid="00a70238"/>
    </style:style>
    <style:style style:name="T37" style:family="text">
      <style:text-properties fo:color="#008080" style:font-name="Monospace" officeooo:rsid="00a83b7a"/>
    </style:style>
    <style:style style:name="T38" style:family="text">
      <style:text-properties fo:color="#008080" style:font-name="Consolas" style:letter-kerning="false" style:font-name-complex="Consolas1" style:font-size-complex="10.5pt"/>
    </style:style>
    <style:style style:name="T39" style:family="text">
      <style:text-properties fo:color="#3f7f7f" style:font-name="Monospace"/>
    </style:style>
    <style:style style:name="T40" style:family="text">
      <style:text-properties fo:color="#3f7f7f" style:font-name="Monospace" fo:font-size="10pt" style:font-size-asian="10pt"/>
    </style:style>
    <style:style style:name="T41" style:family="text">
      <style:text-properties fo:color="#3f7f7f" style:font-name="Monospace" fo:font-size="10pt" fo:background-color="#d4d4d4" loext:char-shading-value="0" style:font-size-asian="10pt"/>
    </style:style>
    <style:style style:name="T42" style:family="text">
      <style:text-properties fo:color="#3f7f7f" style:font-name="Monospace" fo:font-size="10pt" officeooo:rsid="0050be9b" style:letter-kerning="false" style:font-size-asian="10pt" style:font-name-complex="宋体1" style:font-size-complex="10.5pt"/>
    </style:style>
    <style:style style:name="T43" style:family="text">
      <style:text-properties fo:color="#3f7f7f" style:font-name="Monospace" fo:background-color="#d4d4d4" loext:char-shading-value="0"/>
    </style:style>
    <style:style style:name="T44" style:family="text">
      <style:text-properties fo:color="#3f7f7f" style:font-name="Consolas" style:letter-kerning="false" style:font-name-complex="Consolas1" style:font-size-complex="10.5pt"/>
    </style:style>
    <style:style style:name="T45" style:family="text">
      <style:text-properties fo:color="#3f7f7f" style:font-name="Consolas" style:letter-kerning="false" fo:background-color="#c0c0c0" loext:char-shading-value="0" style:font-name-complex="Consolas1" style:font-size-complex="10.5pt"/>
    </style:style>
    <style:style style:name="T46" style:family="text">
      <style:text-properties style:font-name="Monospace" fo:font-size="10pt" style:font-size-asian="10pt"/>
    </style:style>
    <style:style style:name="T47" style:family="text">
      <style:text-properties style:font-name="Monospace" officeooo:rsid="00a83b7a"/>
    </style:style>
    <style:style style:name="T48" style:family="text">
      <style:text-properties fo:color="#7f007f" style:font-name="Monospace" fo:font-size="10pt" style:font-size-asian="10pt"/>
    </style:style>
    <style:style style:name="T49" style:family="text">
      <style:text-properties fo:color="#7f007f" style:font-name="Monospace" fo:font-size="10pt" officeooo:rsid="0050be9b" style:letter-kerning="false" style:font-size-asian="10pt" style:font-name-complex="宋体1" style:font-size-complex="10.5pt"/>
    </style:style>
    <style:style style:name="T50" style:family="text">
      <style:text-properties fo:color="#7f007f" style:font-name="Consolas" style:letter-kerning="false" style:font-name-complex="Consolas1" style:font-size-complex="10.5pt"/>
    </style:style>
    <style:style style:name="T51" style:family="text">
      <style:text-properties fo:color="#3c3c3c" style:font-name="Monospace"/>
    </style:style>
    <style:style style:name="T52" style:family="text">
      <style:text-properties fo:color="#3c3c3c" style:font-name="Monospace" fo:font-size="10pt" style:font-size-asian="10pt"/>
    </style:style>
    <style:style style:name="T53" style:family="text">
      <style:text-properties fo:color="#3c3c3c" style:font-name="Monospace" fo:font-size="10pt" officeooo:rsid="005cdfe9" style:font-size-asian="10pt"/>
    </style:style>
    <style:style style:name="T54" style:family="text">
      <style:text-properties fo:color="#3c3c3c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55" style:family="text">
      <style:text-properties fo:color="#3c3c3c" style:font-name="Monospace" fo:font-size="10pt" officeooo:rsid="0050be9b" style:letter-kerning="false" style:font-size-asian="10pt" style:font-name-complex="宋体1" style:font-size-complex="10.5pt"/>
    </style:style>
    <style:style style:name="T56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57" style:family="text">
      <style:text-properties fo:color="#3c3c3c" style:font-name="Monospace" fo:font-size="10pt" fo:font-style="normal" fo:font-weight="normal" officeooo:rsid="00711ce9" style:letter-kerning="false" fo:background-color="transparent" loext:char-shading-value="0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T58" style:family="text">
      <style:text-properties fo:color="#3c3c3c" style:font-name="Monospace" fo:font-size="10pt" fo:font-style="normal" fo:font-weight="normal" officeooo:rsid="009341af" style:letter-kerning="false" fo:background-color="transparent" loext:char-shading-value="0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T59" style:family="text">
      <style:text-properties fo:color="#3c3c3c" style:font-name="Monospace" fo:font-size="10pt" fo:font-style="normal" fo:font-weight="normal" officeooo:rsid="0094263b" style:letter-kerning="false" fo:background-color="transparent" loext:char-shading-value="0" style:font-size-asian="10pt" style:font-style-asian="normal" style:font-weight-asian="normal" style:font-name-complex="宋体1" style:font-size-complex="10.5pt" style:font-style-complex="normal" style:font-weight-complex="normal"/>
    </style:style>
    <style:style style:name="T60" style:family="text">
      <style:text-properties fo:color="#3c3c3c" style:font-name="Monospace" fo:font-size="10pt" fo:font-style="normal" fo:font-weight="bold" officeooo:rsid="007cb3ce" style:letter-kerning="false" fo:background-color="transparent" loext:char-shading-value="0" style:font-size-asian="10pt" style:font-style-asian="normal" style:font-weight-asian="bold" style:font-name-complex="宋体1" style:font-size-complex="10.5pt" style:font-style-complex="normal" style:font-weight-complex="bold"/>
    </style:style>
    <style:style style:name="T61" style:family="text">
      <style:text-properties fo:color="#3c3c3c" style:font-name="Monospace" fo:font-style="normal" officeooo:rsid="006dd7cc" style:font-style-asian="normal" style:font-style-complex="normal"/>
    </style:style>
    <style:style style:name="T62" style:family="text">
      <style:text-properties fo:color="#3c3c3c" style:font-name="Monospace" fo:font-style="normal" officeooo:rsid="006e22af" style:font-style-asian="normal" style:font-style-complex="normal"/>
    </style:style>
    <style:style style:name="T63" style:family="text">
      <style:text-properties fo:color="#3c3c3c" style:font-name="Monospace" fo:font-style="normal" officeooo:rsid="00711ce9" style:font-style-asian="normal" style:font-style-complex="normal"/>
    </style:style>
    <style:style style:name="T64" style:family="text">
      <style:text-properties fo:color="#3c3c3c" style:font-name="Monospace" fo:font-style="normal" officeooo:rsid="00740961" style:font-style-asian="normal" style:font-style-complex="normal"/>
    </style:style>
    <style:style style:name="T65" style:family="text">
      <style:text-properties fo:color="#3c3c3c" style:font-name="Monospace" fo:font-style="normal" officeooo:rsid="007cb3ce" style:font-style-asian="normal" style:font-style-complex="normal"/>
    </style:style>
    <style:style style:name="T66" style:family="text">
      <style:text-properties fo:color="#3c3c3c" style:font-name="Monospace" fo:font-style="normal" officeooo:rsid="008ff755" style:font-style-asian="normal" style:font-style-complex="normal"/>
    </style:style>
    <style:style style:name="T67" style:family="text">
      <style:text-properties fo:color="#3c3c3c" style:font-name="Monospace" fo:font-style="normal" officeooo:rsid="009248fc" style:font-style-asian="normal" style:font-style-complex="normal"/>
    </style:style>
    <style:style style:name="T68" style:family="text">
      <style:text-properties fo:color="#3c3c3c" style:font-name="Monospace" fo:font-style="normal" officeooo:rsid="009341af" style:font-style-asian="normal" style:font-style-complex="normal"/>
    </style:style>
    <style:style style:name="T69" style:family="text">
      <style:text-properties fo:color="#3c3c3c" style:font-name="Monospace" fo:font-style="normal" officeooo:rsid="0094263b" style:font-style-asian="normal" style:font-style-complex="normal"/>
    </style:style>
    <style:style style:name="T70" style:family="text">
      <style:text-properties fo:color="#3c3c3c" style:font-name="Monospace" fo:font-style="normal" officeooo:rsid="009511fc" style:font-style-asian="normal" style:font-style-complex="normal"/>
    </style:style>
    <style:style style:name="T71" style:family="text">
      <style:text-properties fo:color="#3c3c3c" style:font-name="Monospace" fo:font-style="normal" officeooo:rsid="009946ce" style:font-style-asian="normal" style:font-style-complex="normal"/>
    </style:style>
    <style:style style:name="T72" style:family="text">
      <style:text-properties fo:color="#3c3c3c" style:font-name="Monospace" fo:font-style="normal" officeooo:rsid="009a82f1" style:font-style-asian="normal" style:font-style-complex="normal"/>
    </style:style>
    <style:style style:name="T73" style:family="text">
      <style:text-properties fo:color="#3c3c3c" style:font-name="Monospace" fo:font-style="normal" officeooo:rsid="009ad38e" style:font-style-asian="normal" style:font-style-complex="normal"/>
    </style:style>
    <style:style style:name="T74" style:family="text">
      <style:text-properties fo:color="#3c3c3c" style:font-name="Monospace" fo:font-style="normal" fo:font-weight="bold" officeooo:rsid="00711ce9" style:font-style-asian="normal" style:font-weight-asian="bold" style:font-style-complex="normal" style:font-weight-complex="bold"/>
    </style:style>
    <style:style style:name="T75" style:family="text">
      <style:text-properties fo:color="#3c3c3c" style:font-name="Monospace" fo:font-style="normal" fo:font-weight="bold" officeooo:rsid="007cb3ce" style:font-style-asian="normal" style:font-weight-asian="bold" style:font-style-complex="normal" style:font-weight-complex="bold"/>
    </style:style>
    <style:style style:name="T76" style:family="text">
      <style:text-properties fo:color="#3c3c3c" style:font-name="Monospace" fo:font-style="normal" fo:font-weight="bold" officeooo:rsid="009511fc" style:font-style-asian="normal" style:font-weight-asian="bold" style:font-style-complex="normal" style:font-weight-complex="bold"/>
    </style:style>
    <style:style style:name="T77" style:family="text">
      <style:text-properties fo:color="#3c3c3c" style:font-name="Monospace" fo:font-style="normal" fo:font-weight="bold" officeooo:rsid="009946ce" style:font-style-asian="normal" style:font-weight-asian="bold" style:font-style-complex="normal" style:font-weight-complex="bold"/>
    </style:style>
    <style:style style:name="T78" style:family="text">
      <style:text-properties fo:color="#2a00ff" style:font-name="Monospace" fo:font-size="10pt" fo:font-style="italic" style:font-size-asian="10pt" style:font-style-asian="italic"/>
    </style:style>
    <style:style style:name="T79" style:family="text">
      <style:text-properties fo:color="#2a00ff" style:font-name="Monospace" fo:font-size="10pt" fo:font-style="italic" officeooo:rsid="0075685d" style:font-size-asian="10pt" style:font-style-asian="italic"/>
    </style:style>
    <style:style style:name="T80" style:family="text">
      <style:text-properties fo:color="#2a00ff" style:font-name="Monospace" fo:font-size="10pt" fo:font-style="italic" officeooo:rsid="0050be9b" style:letter-kerning="false" style:font-size-asian="10pt" style:font-style-asian="italic" style:font-name-complex="宋体1" style:font-size-complex="10.5pt"/>
    </style:style>
    <style:style style:name="T81" style:family="text">
      <style:text-properties fo:color="#2a00ff" style:font-name="Monospace" fo:font-size="10pt" style:font-size-asian="10pt"/>
    </style:style>
    <style:style style:name="T82" style:family="text">
      <style:text-properties fo:color="#2a00ff" style:font-name="Monospace" fo:font-style="italic" style:font-style-asian="italic"/>
    </style:style>
    <style:style style:name="T83" style:family="text">
      <style:text-properties fo:color="#2a00ff" style:font-name="Monospace" fo:font-style="italic" fo:background-color="#e8f2fe" loext:char-shading-value="0" style:font-style-asian="italic"/>
    </style:style>
    <style:style style:name="T84" style:family="text">
      <style:text-properties fo:color="#2a00ff" style:font-name="Consolas" fo:font-style="italic" style:letter-kerning="false" style:font-style-asian="italic" style:font-name-complex="Consolas1" style:font-size-complex="10.5pt" style:font-style-complex="italic"/>
    </style:style>
    <style:style style:name="T85" style:family="text">
      <style:text-properties fo:color="#808080" style:font-name="Monospace" fo:font-size="10pt" style:font-size-asian="10pt"/>
    </style:style>
    <style:style style:name="T86" style:family="text">
      <style:text-properties fo:color="#3f7f5f" style:font-name="Monospace" fo:font-size="10pt" style:font-size-asian="10pt"/>
    </style:style>
    <style:style style:name="T8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8" style:family="text">
      <style:text-properties fo:color="#3f5fbf" style:font-name="Monospace" fo:font-size="10pt" style:font-size-asian="10pt"/>
    </style:style>
    <style:style style:name="T89" style:family="text">
      <style:text-properties fo:color="#3f5fbf" style:font-name="Monospace" fo:font-size="10pt" officeooo:rsid="009dadfb" style:font-size-asian="10pt"/>
    </style:style>
    <style:style style:name="T90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91" style:family="text">
      <style:text-properties fo:color="#3f5fbf" style:font-name="Monospace" fo:font-size="10pt" fo:font-weight="bold" style:font-size-asian="10pt" style:font-weight-asian="bold" style:font-weight-complex="bold"/>
    </style:style>
    <style:style style:name="T92" style:family="text">
      <style:text-properties fo:color="#3f5fbf" style:font-name="Consolas" style:letter-kerning="false" style:font-name-complex="Consolas1" style:font-size-complex="10.5pt"/>
    </style:style>
    <style:style style:name="T93" style:family="text">
      <style:text-properties fo:color="#646464" style:font-name="Monospace" fo:font-size="10pt" style:font-size-asian="10pt"/>
    </style:style>
    <style:style style:name="T94" style:family="text">
      <style:text-properties fo:color="#646464" style:font-name="Monospace" fo:font-size="10pt" officeooo:rsid="00a70238" style:font-size-asian="10pt"/>
    </style:style>
    <style:style style:name="T95" style:family="text">
      <style:text-properties fo:color="#7f0055" style:font-name="Monospace" fo:font-size="10pt" fo:font-weight="bold" style:font-size-asian="10pt" style:font-weight-asian="bold"/>
    </style:style>
    <style:style style:name="T96" style:family="text">
      <style:text-properties fo:color="#7f0055" style:font-name="Monospace" fo:font-size="10pt" fo:font-style="normal" fo:font-weight="bold" officeooo:rsid="009341af" style:font-size-asian="10pt" style:font-style-asian="normal" style:font-weight-asian="bold" style:font-style-complex="normal"/>
    </style:style>
    <style:style style:name="T97" style:family="text">
      <style:text-properties fo:color="#7f0055" style:font-name="Monospace" fo:font-size="10pt" fo:font-style="normal" fo:font-weight="bold" officeooo:rsid="0094263b" style:font-size-asian="10pt" style:font-style-asian="normal" style:font-weight-asian="bold" style:font-style-complex="normal"/>
    </style:style>
    <style:style style:name="T98" style:family="text">
      <style:text-properties fo:color="#6a3e3e" style:font-name="Monospace" fo:font-size="10pt" style:font-size-asian="10pt"/>
    </style:style>
    <style:style style:name="T9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0" style:family="text">
      <style:text-properties fo:color="#0000c0" style:font-name="Monospace" fo:font-size="10pt" style:font-size-asian="10pt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612074" style:font-weight-asian="bold" style:font-weight-complex="bold"/>
    </style:style>
    <style:style style:name="T103" style:family="text">
      <style:text-properties fo:font-weight="bold" officeooo:rsid="008abaa9" style:font-weight-asian="bold" style:font-weight-complex="bold"/>
    </style:style>
    <style:style style:name="T104" style:family="text">
      <style:text-properties fo:font-weight="normal" officeooo:rsid="005a00f7" style:font-weight-asian="normal" style:font-weight-complex="normal"/>
    </style:style>
    <style:style style:name="T105" style:family="text">
      <style:text-properties officeooo:rsid="005e6cb9"/>
    </style:style>
    <style:style style:name="T106" style:family="text">
      <style:text-properties officeooo:rsid="00612074"/>
    </style:style>
    <style:style style:name="T107" style:family="text">
      <style:text-properties officeooo:rsid="0062e86c"/>
    </style:style>
    <style:style style:name="T108" style:family="text">
      <style:text-properties officeooo:rsid="0066bfe5"/>
    </style:style>
    <style:style style:name="T109" style:family="text">
      <style:text-properties style:use-window-font-color="true" style:font-name="Monospace" officeooo:rsid="00a70238"/>
    </style:style>
    <style:style style:name="T110" style:family="text">
      <style:text-properties style:use-window-font-color="true" style:font-name="Monospace" officeooo:rsid="00a83b7a"/>
    </style:style>
    <style:style style:name="T111" style:family="text">
      <style:text-properties fo:font-style="normal" officeooo:rsid="00612074" style:font-style-asian="normal" style:font-style-complex="normal"/>
    </style:style>
    <style:style style:name="T112" style:family="text">
      <style:text-properties fo:font-style="normal" officeooo:rsid="006a20fb" style:font-style-asian="normal" style:font-style-complex="normal"/>
    </style:style>
    <style:style style:name="T113" style:family="text">
      <style:text-properties fo:font-style="normal" officeooo:rsid="006dd7cc" style:font-style-asian="normal" style:font-style-complex="normal"/>
    </style:style>
    <style:style style:name="T114" style:family="text">
      <style:text-properties officeooo:rsid="008aa2cf"/>
    </style:style>
    <style:style style:name="T115" style:family="text">
      <style:text-properties officeooo:rsid="008abaa9"/>
    </style:style>
    <style:style style:name="T116" style:family="text">
      <style:text-properties fo:color="#800000" style:font-name="Consolas" style:letter-kerning="false" style:font-name-complex="Consolas1" style:font-size-complex="10.5pt"/>
    </style:style>
    <style:style style:name="T117" style:family="text">
      <style:text-properties fo:color="#800000" style:font-name="Consolas" officeooo:rsid="00a99d96" style:letter-kerning="false" style:font-name-complex="Consolas1" style:font-size-complex="10.5pt"/>
    </style:style>
    <style:style style:name="T118" style:family="text">
      <style:text-properties fo:color="#000080" style:font-name="Consolas" style:letter-kerning="false" style:font-name-complex="Consolas1" style:font-size-complex="10.5pt"/>
    </style:style>
    <style:style style:name="T119" style:family="text">
      <style:text-properties fo:color="#008000" style:font-name="Consolas" style:letter-kerning="false" style:font-name-complex="Consolas1" style:font-size-complex="10.5pt"/>
    </style:style>
    <style:style style:name="T120" style:family="text">
      <style:text-properties fo:color="#ff0000" style:font-name="Consolas" fo:font-style="italic" style:letter-kerning="false" style:font-style-asian="italic" style:font-name-complex="Consolas1" style:font-size-complex="10.5pt" style:font-style-complex="itali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.002cm" draw:visible-area-height="5.00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batis学习</text:p>
      <text:p text:style-name="P1"><text:tab/>一、简介</text:p>
      <text:p text:style-name="P2"><text:tab/><text:span text:style-name="T1"><text:tab/>MyBatis是一个优秀的持久层框架，它对jdbc的操作数据库的过程进行封装，使开发者只需要关注 SQL 本身，而不需要花费精力去处理例如注册驱动、创建connection、创建statement、手动设置参数、结果集检索等jdbc繁杂的过程代码</text:span><text:span text:style-name="T22">。</text:span></text:p>
      <text:p text:style-name="P11">Mybatis通过xml或注解的方式将要执行的各种statement（statement、preparedStatement、CallableStatement）配置起来，并通过java对象和statement中的sql进行映射生成最终执行的sql语句，最后由mybatis框架执行sql并将结果映射成java对象并返回。</text:p>
      <text:p text:style-name="P2"><text:span text:style-name="T1"><text:tab/></text:span><text:span text:style-name="T1"><draw:frame draw:style-name="fr1" draw:name="对象1" text:anchor-type="as-char" svg:width="14.663cm" svg:height="12.074cm" draw:z-index="0"><draw:object-ole xlink:href="./Object 1" xlink:type="simple" xlink:show="embed" xlink:actuate="onLoad"/><draw:image xlink:href="./ObjectReplacements/Object 1" xlink:type="simple" xlink:show="embed" xlink:actuate="onLoad"/><svg:desc>OLE 对象</svg:desc></draw:frame></text:span></text:p>
      <text:list xml:id="list250371501393683312" text:style-name="WWNum9">
        <text:list-item>
          <text:p text:style-name="P60">mybatis配置</text:p>
        </text:list-item>
      </text:list>
      <text:p text:style-name="P5">SqlMapConfig.xml，此文件作为mybatis的全局配置文件，配置了mybatis的运行环境等信息。</text:p>
      <text:p text:style-name="P5">mapper.xml文件即sql映射文件，文件中配置了操作数据库的sql语句。此文件需要在SqlMapConfig.xml中加载。<text:line-break/></text:p>
      <text:list xml:id="list171825441293245" text:continue-numbering="true" text:style-name="WWNum9">
        <text:list-item>
          <text:p text:style-name="P60">通过mybatis环境等配置信息构造SqlSessionFactory即会话工厂</text:p>
        </text:list-item>
        <text:list-item>
          <text:p text:style-name="P60">由会话工厂创建sqlSession即会话，操作数据库需要通过sqlSession进行。</text:p>
        </text:list-item>
        <text:list-item>
          <text:p text:style-name="P60">mybatis底层自定义了Executor执行器接口操作数据库，Executor接口有两个实现，一个是基本执行器、一个是缓存执行器。</text:p>
        </text:list-item>
        <text:list-item>
          <text:p text:style-name="P60">Mapped Statement也是mybatis一个底层封装对象，它包装了mybatis配置信息及sql映射信息等。mapper.xml文件中一个sql对应一个Mapped Statement对象，sql的id即是Mapped statement的id。</text:p>
        </text:list-item>
        <text:list-item>
          <text:p text:style-name="P60">Mapped Statement对sql执行输入参数进行定义，包括HashMap、基本类型、pojo，Executor通过Mapped Statement在执行sql前将输入的java对象映射至sql中，输入参数映射就是jdbc编程中对preparedStatement设置参数。</text:p>
        </text:list-item>
        <text:list-item>
          <text:p text:style-name="P60"><text:soft-page-break/>Mapped Statement对sql执行输出结果进行定义，包括HashMap、基本类型、pojo，Executor通过Mapped Statement在执行sql后将输出结果映射至java对象中，输出结果映射过程相当于jdbc编程中对结果的解析处理过程。</text:p>
        </text:list-item>
      </text:list>
      <text:p text:style-name="P3"><text:span text:style-name="T1"><text:tab/>二</text:span><text:span text:style-name="T2">、入门程序</text:span></text:p>
      <text:p text:style-name="P3"><text:span text:style-name="T2"><text:tab/><text:tab/></text:span><text:span text:style-name="T3">1、配置文件</text:span></text:p>
      <text:p text:style-name="P12"><text:tab/><text:tab/><text:tab/>需要的相关jar</text:p>
      <text:p text:style-name="P4"><text:span text:style-name="T3"><text:tab/><text:tab/><text:tab/></text:span><text:span text:style-name="T4">asm-3.3.1.jar</text:span></text:p>
      <text:p text:style-name="P13"><text:tab/><text:tab/><text:tab/>cglib-2.2.2.jar</text:p>
      <text:p text:style-name="P13"><text:tab/><text:tab/><text:tab/>commons-logging-1.1.1.jar</text:p>
      <text:p text:style-name="P13"><text:tab/><text:tab/><text:tab/>javassist-3.17.1-GA.jar</text:p>
      <text:p text:style-name="P13"><text:tab/><text:tab/><text:tab/>junit-4.9.jar</text:p>
      <text:p text:style-name="P13"><text:tab/><text:tab/><text:tab/>log4j-1.2.17.jar</text:p>
      <text:p text:style-name="P13"><text:tab/><text:tab/><text:tab/>log4j-api-2.0-rc1.jar</text:p>
      <text:p text:style-name="P13"><text:tab/><text:tab/><text:tab/>log4j-core-2.0-rc1.jar</text:p>
      <text:p text:style-name="P13"><text:tab/><text:tab/><text:tab/>mybatis-3.2.7.jar</text:p>
      <text:p text:style-name="P13"><text:tab/><text:tab/><text:tab/>mysql-connector-java-5.1.38.jar</text:p>
      <text:p text:style-name="P14"><text:tab/><text:tab/><text:tab/>slf4j-api-1.7.5.jar</text:p>
      <text:p text:style-name="P14"><text:tab/><text:tab/><text:tab/>slf4j-log4j12-1.7.5.jar</text:p>
      <text:p text:style-name="P6"><text:span text:style-name="T1"><text:tab/><text:tab/></text:span><text:span text:style-name="T5"><text:tab/>配置文件</text:span></text:p>
      <text:p text:style-name="P6"><text:span text:style-name="T5"><text:tab/><text:tab/><text:tab/>SqlMapConfig.</text:span><text:span text:style-name="T6">xml</text:span><text:span text:style-name="T7">文件的内容说明</text:span></text:p>
      <text:p text:style-name="P7"><text:span text:style-name="T27">&lt;?</text:span><text:span text:style-name="T40">xml</text:span><text:span text:style-name="T46"> </text:span><text:span text:style-name="T48">version</text:span><text:span text:style-name="T52">=</text:span><text:span text:style-name="T78">"1.0"</text:span><text:span text:style-name="T46"> </text:span><text:span text:style-name="T48">encoding</text:span><text:span text:style-name="T52">=</text:span><text:span text:style-name="T78">"UTF-8"</text:span><text:span text:style-name="T46"> </text:span><text:span text:style-name="T24">?&gt;</text:span></text:p>
      <text:p text:style-name="P33"><text:span text:style-name="T24">&lt;!</text:span><text:span text:style-name="T40">DOCTYPE</text:span><text:span text:style-name="T46"> </text:span><text:span text:style-name="T24">configuration</text:span></text:p>
      <text:p text:style-name="P33"><text:span text:style-name="T85">PUBLIC</text:span><text:span text:style-name="T46"> </text:span><text:span text:style-name="T24">"-//mybatis.org//DTD Config 3.0//EN"</text:span></text:p>
      <text:p text:style-name="P33"><text:span text:style-name="T86">"http://mybatis.org/dtd/mybatis-3-config.dtd"</text:span><text:span text:style-name="T24">&gt;</text:span></text:p>
      <text:p text:style-name="P33"><text:span text:style-name="T24">&lt;</text:span><text:span text:style-name="T40">configuration</text:span><text:span text:style-name="T24">&gt;</text:span></text:p>
      <text:p text:style-name="P33"><text:span text:style-name="T52"><text:tab/></text:span><text:span text:style-name="T88">&lt;!-- 和spring整合后 environments配置将废除--&gt;</text:span></text:p>
      <text:p text:style-name="P33"><text:span text:style-name="T52"><text:tab/></text:span><text:span text:style-name="T24">&lt;</text:span><text:span text:style-name="T40">environments</text:span><text:span text:style-name="T46"> </text:span><text:span text:style-name="T48">default</text:span><text:span text:style-name="T52">=</text:span><text:span text:style-name="T78">"development"</text:span><text:span text:style-name="T24">&gt;</text:span></text:p>
      <text:p text:style-name="P33"><text:span text:style-name="T52"><text:tab/><text:tab/></text:span><text:span text:style-name="T24">&lt;</text:span><text:span text:style-name="T40">environment</text:span><text:span text:style-name="T46"> </text:span><text:span text:style-name="T48">id</text:span><text:span text:style-name="T52">=</text:span><text:span text:style-name="T78">"development"</text:span><text:span text:style-name="T24">&gt;</text:span></text:p>
      <text:p text:style-name="P33"><text:span text:style-name="T52"><text:tab/><text:tab/></text:span><text:span text:style-name="T88">&lt;!-- 使用</text:span><text:span text:style-name="T90">jdbc</text:span><text:span text:style-name="T88">事务管理--&gt;</text:span></text:p>
      <text:p text:style-name="P33"><text:span text:style-name="T52"><text:tab/><text:tab/><text:tab/></text:span><text:span text:style-name="T24">&lt;</text:span><text:span text:style-name="T40">transactionManager</text:span><text:span text:style-name="T46"> </text:span><text:span text:style-name="T48">type</text:span><text:span text:style-name="T52">=</text:span><text:span text:style-name="T78">"JDBC"</text:span><text:span text:style-name="T46"> </text:span><text:span text:style-name="T24">/&gt;</text:span></text:p>
      <text:p text:style-name="P33"><text:span text:style-name="T52"><text:tab/><text:tab/></text:span><text:span text:style-name="T88">&lt;!-- 数据库连接池--&gt;</text:span></text:p>
      <text:p text:style-name="P33"><text:span text:style-name="T52"><text:tab/><text:tab/><text:tab/></text:span><text:span text:style-name="T24">&lt;</text:span><text:span text:style-name="T40">dataSource</text:span><text:span text:style-name="T46"> </text:span><text:span text:style-name="T48">type</text:span><text:span text:style-name="T52">=</text:span><text:span text:style-name="T78">"POOLED"</text:span><text:span text:style-name="T24">&gt;</text:span></text:p>
      <text:p text:style-name="P33"><text:span text:style-name="T52"><text:tab/><text:tab/><text:tab/><text:tab/></text:span><text:span text:style-name="T24">&lt;</text:span><text:span text:style-name="T40">property</text:span><text:span text:style-name="T46"> </text:span><text:span text:style-name="T48">name</text:span><text:span text:style-name="T52">=</text:span><text:span text:style-name="T78">"driver"</text:span><text:span text:style-name="T46"> </text:span><text:span text:style-name="T48">value</text:span><text:span text:style-name="T52">=</text:span><text:span text:style-name="T78">"com.mysql.jdbc.Driver"</text:span><text:span text:style-name="T46"> </text:span><text:span text:style-name="T24">/&gt;</text:span></text:p>
      <text:p text:style-name="P33"><text:span text:style-name="T52"><text:tab/><text:tab/><text:tab/><text:tab/></text:span><text:span text:style-name="T24">&lt;</text:span><text:span text:style-name="T40">property</text:span><text:span text:style-name="T46"> </text:span><text:span text:style-name="T48">name</text:span><text:span text:style-name="T52">=</text:span><text:span text:style-name="T78">"url"</text:span><text:span text:style-name="T46"> </text:span><text:span text:style-name="T48">value</text:span><text:span text:style-name="T52">=</text:span><text:span text:style-name="T78">"jdbc:mysql://localhost:3306/mybatis?characterEncoding=utf-8"</text:span><text:span text:style-name="T46"> </text:span><text:span text:style-name="T24">/&gt;</text:span></text:p>
      <text:p text:style-name="P33"><text:span text:style-name="T52"><text:tab/><text:tab/><text:tab/><text:tab/></text:span><text:span text:style-name="T24">&lt;</text:span><text:span text:style-name="T40">property</text:span><text:span text:style-name="T46"> </text:span><text:span text:style-name="T48">name</text:span><text:span text:style-name="T52">=</text:span><text:span text:style-name="T78">"username"</text:span><text:span text:style-name="T46"> </text:span><text:span text:style-name="T48">value</text:span><text:span text:style-name="T52">=</text:span><text:span text:style-name="T78">"root"</text:span><text:span text:style-name="T46"> </text:span><text:span text:style-name="T24">/&gt;</text:span></text:p>
      <text:p text:style-name="P33"><text:span text:style-name="T52"><text:tab/><text:tab/><text:tab/><text:tab/></text:span><text:span text:style-name="T24">&lt;</text:span><text:span text:style-name="T40">property</text:span><text:span text:style-name="T46"> </text:span><text:span text:style-name="T48">name</text:span><text:span text:style-name="T52">=</text:span><text:span text:style-name="T78">"password"</text:span><text:span text:style-name="T46"> </text:span><text:span text:style-name="T48">value</text:span><text:span text:style-name="T52">=</text:span><text:span text:style-name="T78">"123456"</text:span><text:span text:style-name="T46"> </text:span><text:span text:style-name="T24">/&gt;</text:span></text:p>
      <text:p text:style-name="P33"><text:span text:style-name="T52"><text:tab/><text:tab/><text:tab/></text:span><text:span text:style-name="T24">&lt;/</text:span><text:span text:style-name="T40">dataSource</text:span><text:span text:style-name="T24">&gt;</text:span></text:p>
      <text:p text:style-name="P33"><text:span text:style-name="T52"><text:tab/><text:tab/></text:span><text:span text:style-name="T24">&lt;/</text:span><text:span text:style-name="T40">environment</text:span><text:span text:style-name="T24">&gt;</text:span></text:p>
      <text:p text:style-name="P33"><text:span text:style-name="T52"><text:tab/></text:span><text:span text:style-name="T24">&lt;/</text:span><text:span text:style-name="T40">environments</text:span><text:span text:style-name="T24">&gt;</text:span></text:p>
      <text:p text:style-name="P34"><text:tab/></text:p>
      <text:p text:style-name="P33"><text:span text:style-name="T52"><text:tab/></text:span><text:span text:style-name="T24">&lt;</text:span><text:span text:style-name="T40">mappers</text:span><text:span text:style-name="T24">&gt;</text:span></text:p>
      <text:p text:style-name="P33"><text:span text:style-name="T24"><text:tab/><text:tab/></text:span><text:span text:style-name="T25">&lt;-- 加载映射</text:span><text:span text:style-name="T26">文件</text:span><text:span text:style-name="T25"> --&gt;</text:span></text:p>
      <text:p text:style-name="P33"><text:span text:style-name="T52"><text:tab/><text:tab/></text:span><text:span text:style-name="T24">&lt;</text:span><text:span text:style-name="T40">mapper</text:span><text:span text:style-name="T46"> </text:span><text:span text:style-name="T48">resource</text:span><text:span text:style-name="T52">=</text:span><text:span text:style-name="T78">"</text:span><text:span text:style-name="T54">User.xml</text:span><text:span text:style-name="T78">"</text:span><text:span text:style-name="T24">/&gt;</text:span></text:p>
      <text:p text:style-name="P33"><text:span text:style-name="T52"><text:tab/></text:span><text:span text:style-name="T24">&lt;/</text:span><text:span text:style-name="T40">mappers</text:span><text:span text:style-name="T24">&gt;</text:span></text:p>
      <text:p text:style-name="P6"><text:span text:style-name="T24">&lt;/</text:span><text:span text:style-name="T40">configuration</text:span><text:span text:style-name="T24">&gt;</text:span></text:p>
      <text:p text:style-name="P6"><text:span text:style-name="T24"><text:tab/></text:span><text:span text:style-name="T9">2、映射文件</text:span></text:p>
      <text:p text:style-name="P7"><text:span text:style-name="T9"><text:tab/></text:span><text:span text:style-name="T28">&lt;?</text:span><text:span text:style-name="T40">xml</text:span><text:span text:style-name="T46"> </text:span><text:span text:style-name="T48">version</text:span><text:span text:style-name="T52">=</text:span><text:span text:style-name="T78">"1.0"</text:span><text:span text:style-name="T46"> </text:span><text:span text:style-name="T48">encoding</text:span><text:span text:style-name="T52">=</text:span><text:span text:style-name="T78">"UTF-8"</text:span><text:span text:style-name="T46"> </text:span><text:span text:style-name="T24">?&gt;</text:span></text:p>
      <text:p text:style-name="P33"><text:span text:style-name="T24">&lt;!</text:span><text:span text:style-name="T40">DOCTYPE</text:span><text:span text:style-name="T46"> </text:span><text:span text:style-name="T24">mapper</text:span></text:p>
      <text:p text:style-name="P33"><text:span text:style-name="T85">PUBLIC</text:span><text:span text:style-name="T46"> </text:span><text:span text:style-name="T24">"-//mybatis.org//DTD Mapper 3.0//EN"</text:span></text:p>
      <text:p text:style-name="P33"><text:span text:style-name="T86">"http://mybatis.org/dtd/mybatis-3-mapper.dtd"</text:span><text:span text:style-name="T24">&gt;</text:span></text:p>
      <text:p text:style-name="P33"><text:span text:style-name="T24">&lt;</text:span><text:span text:style-name="T40">mapper</text:span><text:span text:style-name="T46"> </text:span><text:span text:style-name="T48">namespace</text:span><text:span text:style-name="T52">=</text:span><text:span text:style-name="T78">"test"</text:span><text:span text:style-name="T24">&gt;</text:span></text:p>
      <text:p text:style-name="P36">&lt;!-- </text:p>
      <text:p text:style-name="P36"><text:tab/>id:sql语句的唯一标识符</text:p>
      <text:p text:style-name="P36"><text:tab/>parameterType：指定传入的参数的类型</text:p>
      <text:p text:style-name="P36"><text:soft-page-break/><text:tab/>resultType：指定返回的参数的类型</text:p>
      <text:p text:style-name="P33"><text:span text:style-name="T88"><text:tab/>#{}：如果是基本数据类型（Integer、String、double...），那么#{}花括号中的变量可随意填写，如果是</text:span><text:span text:style-name="T90">pojo</text:span><text:span text:style-name="T88">那么必须保证</text:span></text:p>
      <text:p text:style-name="P33"><text:span text:style-name="T88"><text:tab/>和</text:span><text:span text:style-name="T90">pojo</text:span><text:span text:style-name="T88">的变量名一致</text:span></text:p>
      <text:p text:style-name="P36"><text:s/>--&gt;</text:p>
      <text:p text:style-name="P33"><text:span text:style-name="T52"><text:tab/></text:span><text:span text:style-name="T24">&lt;</text:span><text:span text:style-name="T40">select</text:span><text:span text:style-name="T46"> </text:span><text:span text:style-name="T48">id</text:span><text:span text:style-name="T52">=</text:span><text:span text:style-name="T78">"findById"</text:span><text:span text:style-name="T46"> </text:span><text:span text:style-name="T48">parameterType</text:span><text:span text:style-name="T52">=</text:span><text:span text:style-name="T78">"int"</text:span><text:span text:style-name="T46"> </text:span><text:span text:style-name="T48">resultType</text:span><text:span text:style-name="T52">=</text:span><text:span text:style-name="T78">"org.lier.zz.User"</text:span><text:span text:style-name="T24">&gt;</text:span></text:p>
      <text:p text:style-name="P34"><text:tab/><text:tab/>select * <text:s/>from user where id = #{id}</text:p>
      <text:p text:style-name="P33"><text:span text:style-name="T52"><text:tab/></text:span><text:span text:style-name="T24">&lt;/</text:span><text:span text:style-name="T40">select</text:span><text:span text:style-name="T24">&gt;</text:span></text:p>
      <text:p text:style-name="P6"><text:span text:style-name="T24">&lt;/</text:span><text:span text:style-name="T40">mapper</text:span><text:span text:style-name="T24">&gt;</text:span></text:p>
      <text:p text:style-name="P8"><text:span text:style-name="T9"><text:tab/>3</text:span><text:span text:style-name="T8">、入门程序</text:span></text:p>
      <text:p text:style-name="P16"><text:tab/></text:p>
      <text:p text:style-name="P8"><text:span text:style-name="T8"><text:tab/></text:span><text:span text:style-name="T12">查询</text:span></text:p>
      <text:p text:style-name="P40"><text:tab/><text:tab/>单个</text:p>
      <text:p text:style-name="P9"><text:span text:style-name="T11"><text:tab/></text:span><text:span text:style-name="T29">&lt;</text:span><text:span text:style-name="T42">select</text:span><text:span text:style-name="T19"> </text:span><text:span text:style-name="T49">id</text:span><text:span text:style-name="T55">=</text:span><text:span text:style-name="T80">"findById"</text:span><text:span text:style-name="T19"> </text:span><text:span text:style-name="T49">parameterType</text:span><text:span text:style-name="T55">=</text:span><text:span text:style-name="T80">"int"</text:span><text:span text:style-name="T19"> </text:span><text:span text:style-name="T49">resultType</text:span><text:span text:style-name="T55">=</text:span><text:span text:style-name="T80">"org.lier.zz.User"</text:span><text:span text:style-name="T29">&gt;</text:span></text:p>
      <text:p text:style-name="P35"><text:tab/><text:tab/>select * <text:s/>from user where id = #{id}</text:p>
      <text:p text:style-name="P9"><text:span text:style-name="T55"><text:tab/></text:span><text:span text:style-name="T29">&lt;/</text:span><text:span text:style-name="T42">select</text:span><text:span text:style-name="T29">&gt;</text:span></text:p>
      <text:p text:style-name="P42"><text:tab/><text:tab/>返回多个结果</text:p>
      <text:p text:style-name="P9"><text:span text:style-name="T29"><text:tab/><text:tab/><text:tab/>程序中使用selectList返回一个集合</text:span><text:span text:style-name="T30">，所以映射文件中返回的类型应该是一个集合的泛型的类型——List&lt;User&gt;的User类型</text:span></text:p>
      <text:p text:style-name="P25"><text:span text:style-name="T29"><text:tab/>&lt;</text:span><text:span text:style-name="T41">select</text:span><text:span text:style-name="T46"> </text:span><text:span text:style-name="T48">id</text:span><text:span text:style-name="T52">=</text:span><text:span text:style-name="T78">"findByName"</text:span><text:span text:style-name="T46"> </text:span><text:span text:style-name="T48">parameterType</text:span><text:span text:style-name="T52">=</text:span><text:span text:style-name="T78">"string"</text:span><text:span text:style-name="T46"> </text:span><text:span text:style-name="T48">resultType</text:span><text:span text:style-name="T52">=</text:span><text:span text:style-name="T78">"org.lier.zz.User"</text:span><text:span text:style-name="T24">&gt;</text:span></text:p>
      <text:p text:style-name="P34"><text:tab/><text:tab/>select * <text:s/>from user where username <text:s/>like '%${value}%'</text:p>
      <text:p text:style-name="P9"><text:span text:style-name="T52"><text:tab/></text:span><text:span text:style-name="T24">&lt;/</text:span><text:span text:style-name="T41">select</text:span><text:span text:style-name="T24">&gt;</text:span></text:p>
      <text:p text:style-name="P10"><text:span text:style-name="T10"><text:tab/></text:span><text:span text:style-name="T18"><text:tab/></text:span><text:span text:style-name="T93">@Test</text:span></text:p>
      <text:p text:style-name="P33"><text:span text:style-name="T14"><text:tab/></text:span><text:span text:style-name="T95">public</text:span><text:span text:style-name="T14"> </text:span><text:span text:style-name="T95">void</text:span><text:span text:style-name="T14"> <text:s/></text:span><text:span text:style-name="T15">select</text:span><text:span text:style-name="T14">UserTest() </text:span><text:span text:style-name="T95">throws</text:span><text:span text:style-name="T14"> IOException {</text:span></text:p>
      <text:p text:style-name="P33"><text:span text:style-name="T14"><text:tab/><text:tab/>String </text:span><text:span text:style-name="T98">resource</text:span><text:span text:style-name="T14"> = </text:span><text:span text:style-name="T81">"SqlMapConfig.xml"</text:span><text:span text:style-name="T14">;</text:span></text:p>
      <text:p text:style-name="P37">//<text:tab/><text:tab/>通过输入流加载配置文件创建回话工厂，获取session</text:p>
      <text:p text:style-name="P33"><text:span text:style-name="T14"><text:tab/><text:tab/>InputStream </text:span><text:span text:style-name="T98">is</text:span><text:span text:style-name="T14"> = Resources.</text:span><text:span text:style-name="T20">getResourceAsStream</text:span><text:span text:style-name="T14">(</text:span><text:span text:style-name="T98">resource</text:span><text:span text:style-name="T14">);</text:span></text:p>
      <text:p text:style-name="P33"><text:span text:style-name="T14"><text:tab/><text:tab/>SqlSessionFactory </text:span><text:span text:style-name="T98">factory</text:span><text:span text:style-name="T14"> = </text:span><text:span text:style-name="T95">new</text:span><text:span text:style-name="T14"> SqlSessionFactoryBuilder().build(</text:span><text:span text:style-name="T98">is</text:span><text:span text:style-name="T14">);</text:span></text:p>
      <text:p text:style-name="P33"><text:span text:style-name="T14"><text:tab/><text:tab/>SqlSession <text:s/></text:span><text:span text:style-name="T98">session</text:span><text:span text:style-name="T14"> = </text:span><text:span text:style-name="T98">factory</text:span><text:span text:style-name="T14">.openSession();</text:span></text:p>
      <text:p text:style-name="P33"><text:span text:style-name="T86">//<text:tab/><text:tab/>两个参数：第一个：</text:span><text:span text:style-name="T87">namespace</text:span><text:span text:style-name="T86">+sql_id，第二个是参数s</text:span></text:p>
      <text:p text:style-name="P33"><text:span text:style-name="T14"><text:tab/><text:tab/>User </text:span><text:span text:style-name="T98">user</text:span><text:span text:style-name="T14"> =</text:span><text:span text:style-name="T98">session</text:span><text:span text:style-name="T14">.selectOne(</text:span><text:span text:style-name="T81">"test.findById"</text:span><text:span text:style-name="T14">, 1);</text:span></text:p>
      <text:p text:style-name="P33"><text:span text:style-name="T14"><text:tab/><text:tab/><text:tab/><text:tab/><text:tab/><text:tab/></text:span><text:span text:style-name="T16">//selectList</text:span></text:p>
      <text:p text:style-name="P33"><text:span text:style-name="T14"><text:tab/><text:tab/>System.</text:span><text:span text:style-name="T99">out</text:span><text:span text:style-name="T14">.println(</text:span><text:span text:style-name="T98">user</text:span><text:span text:style-name="T14">.toString());</text:span></text:p>
      <text:p text:style-name="P33"><text:span text:style-name="T14"><text:tab/><text:tab/></text:span><text:span text:style-name="T98">session</text:span><text:span text:style-name="T14">.commit();</text:span></text:p>
      <text:p text:style-name="P33"><text:span text:style-name="T14"><text:tab/><text:tab/></text:span><text:span text:style-name="T98">session</text:span><text:span text:style-name="T14">.close();</text:span></text:p>
      <text:p text:style-name="P22"><text:tab/>}</text:p>
      <text:p text:style-name="P22"><text:tab/>问题<text:span text:style-name="T114">：</text:span></text:p>
      <text:p text:style-name="P22"><text:tab/><text:tab/>%<text:span text:style-name="T115">${value}</text:span>%,%是字符串原样拼接符<text:span text:style-name="T115">，如果传入的基本类型float、double、int等包括String，那么${}花括号中的东西必须的是</text:span><text:span text:style-name="T103">value</text:span></text:p>
      <text:p text:style-name="P16"><text:tab/></text:p>
      <text:p text:style-name="P16"><text:tab/><text:span text:style-name="T101">插入（</text:span><text:span text:style-name="T104">之列出mapper.xml部分</text:span><text:span text:style-name="T101">）</text:span></text:p>
      <text:p text:style-name="P10"><text:span text:style-name="T13"><text:tab/></text:span><text:span text:style-name="T91">&lt;!-- </text:span><text:span text:style-name="T88">如果#{}中传入的是</text:span><text:span text:style-name="T90">pojo</text:span><text:span text:style-name="T88">，那么#{}中的名字必须和</text:span><text:span text:style-name="T90">pojo</text:span><text:span text:style-name="T88">的属性名一致 --&gt;</text:span></text:p>
      <text:p text:style-name="P33"><text:span text:style-name="T52"><text:tab/></text:span><text:span text:style-name="T24">&lt;</text:span><text:span text:style-name="T40">insert</text:span><text:span text:style-name="T46"> </text:span><text:span text:style-name="T48">id</text:span><text:span text:style-name="T52">=</text:span><text:span text:style-name="T78">"insertUser"</text:span><text:span text:style-name="T46"> </text:span><text:span text:style-name="T48">parameterType</text:span><text:span text:style-name="T52">=</text:span><text:span text:style-name="T78">"org.lier.zz.User"</text:span><text:span text:style-name="T24">&gt;</text:span></text:p>
      <text:p text:style-name="P33"><text:span text:style-name="T52"><text:tab/><text:tab/></text:span><text:span text:style-name="T88">&lt;!-- </text:span></text:p>
      <text:p text:style-name="P36"><text:tab/><text:tab/><text:tab/>1、keyProperty：关键属性，一般是主键</text:p>
      <text:p text:style-name="P36"><text:tab/><text:tab/><text:tab/>2、order：BEFOR、AFTER 表示这个查询实在sql之前还是之后进行操作</text:p>
      <text:p text:style-name="P36"><text:tab/><text:tab/><text:tab/>3、<text:tab/><text:tab/></text:p>
      <text:p text:style-name="P36"><text:tab/><text:tab/> --&gt;</text:p>
      <text:p text:style-name="P33"><text:span text:style-name="T52"><text:tab/><text:tab/></text:span><text:span text:style-name="T24">&lt;</text:span><text:span text:style-name="T40">selectKey</text:span><text:span text:style-name="T46"> </text:span><text:span text:style-name="T48">keyProperty</text:span><text:span text:style-name="T52">=</text:span><text:span text:style-name="T78">"id"</text:span><text:span text:style-name="T46"> </text:span><text:span text:style-name="T48">order</text:span><text:span text:style-name="T52">=</text:span><text:span text:style-name="T78">"</text:span><text:span text:style-name="T79">AFTER</text:span><text:span text:style-name="T78">"</text:span><text:span text:style-name="T46"> </text:span><text:span text:style-name="T48">resultType</text:span><text:span text:style-name="T52">=</text:span><text:span text:style-name="T78">"int"</text:span><text:span text:style-name="T24">&gt;</text:span></text:p>
      <text:p text:style-name="P33"><text:span text:style-name="T52"><text:tab/><text:tab/><text:tab/>select last_insert_id()/ </text:span><text:span text:style-name="T53">select UUID()</text:span></text:p>
      <text:p text:style-name="P33"><text:span text:style-name="T52"><text:tab/><text:tab/></text:span><text:span text:style-name="T24">&lt;/</text:span><text:span text:style-name="T40">selectKey</text:span><text:span text:style-name="T24">&gt;</text:span></text:p>
      <text:p text:style-name="P33"><text:span text:style-name="T52"><text:tab/><text:tab/>insert into user(</text:span><text:span text:style-name="T56">username</text:span><text:span text:style-name="T52">,sex,birthday,address) values(#{</text:span><text:span text:style-name="T56">username</text:span><text:span text:style-name="T52">},#{sex},#{birthday},#{address})</text:span></text:p>
      <text:p text:style-name="P16"><text:span text:style-name="T51"><text:tab/></text:span><text:span text:style-name="T23">&lt;/</text:span><text:span text:style-name="T39">insert</text:span><text:span text:style-name="T23">&gt;</text:span></text:p>
      <text:p text:style-name="P43"><text:soft-page-break/><text:tab/></text:p>
      <text:p text:style-name="P17"><text:tab/>遇见的问题<text:span text:style-name="T105">：</text:span></text:p>
      <text:p text:style-name="P18"><text:tab/><text:tab/><text:span text:style-name="T108">1、</text:span>连接问题<text:span text:style-name="T106">，不管是查询还是插入总是会提示连接所悟，提示要使用SSL 连接，这个问题很怪因为之前我并没有使用SSL连接也能正常使用，mysql是5.7的，网上说是要SSL连接的，解决办法是修改连接的URL 连接中补上useSSL=true/false. 但是如果将这个拼接到最后面，会提示</text:span><text:span text:style-name="T102">UnSupport character encoding 'utf-8;useSSL=false</text:span><text:span text:style-name="T107">，真是奇怪的问题。最终是这样的</text:span></text:p>
      <text:p text:style-name="P18"><text:tab/><text:span text:style-name="T83">jdbc:mysql://localhost:3306/mybatis?usessl=true;characterEncoding=utf-8</text:span></text:p>
      <text:p text:style-name="P19"><text:span text:style-name="T82"><text:tab/><text:tab/></text:span><text:span text:style-name="T111">2、sql书写问题 如果在sql的</text:span><text:span text:style-name="T112">#{}不写入相关的东西也是回报错，这个是个人的粗心引起的。</text:span></text:p>
      <text:p text:style-name="P20"><text:span text:style-name="T112"><text:tab/><text:tab/></text:span><text:span text:style-name="T113">3、主键</text:span><text:span text:style-name="T61">select last_insert_id()返回的是自增加的主键</text:span><text:span text:style-name="T64">，如果要返回id则需要ORDER=”AFTER”</text:span><text:span text:style-name="T62">，select UUID()</text:span><text:span text:style-name="T63">返回的是32的字符串，所以一定要保证表中的字段一致才行。</text:span></text:p>
      <text:p text:style-name="P48"/>
      <text:p text:style-name="P20"><text:span text:style-name="T63"><text:tab/></text:span><text:span text:style-name="T74">修改</text:span></text:p>
      <text:p text:style-name="P24"><text:span text:style-name="T57"><text:tab/></text:span><text:span text:style-name="T31">&lt;</text:span><text:span text:style-name="T41">update</text:span><text:span text:style-name="T46"> </text:span><text:span text:style-name="T48">id</text:span><text:span text:style-name="T52">=</text:span><text:span text:style-name="T78">"updateUser"</text:span><text:span text:style-name="T46"> </text:span><text:span text:style-name="T48">parameterType</text:span><text:span text:style-name="T52">=</text:span><text:span text:style-name="T78">"org.lier.zz.User"</text:span><text:span text:style-name="T46"> </text:span><text:span text:style-name="T24">&gt;</text:span></text:p>
      <text:p text:style-name="P33"><text:span text:style-name="T52"><text:tab/><text:tab/>update user set </text:span><text:span text:style-name="T56">username</text:span><text:span text:style-name="T52"> = #{</text:span><text:span text:style-name="T56">username</text:span><text:span text:style-name="T52">},sex = #{sex} ,birthday = #{birthday},address = #{address} where id = #{id};</text:span></text:p>
      <text:p text:style-name="P20"><text:span text:style-name="T51"><text:tab/></text:span><text:span text:style-name="T23">&lt;/</text:span><text:span text:style-name="T43">update</text:span><text:span text:style-name="T23">&gt;</text:span></text:p>
      <text:p text:style-name="P48"><text:tab/>相对简单没什么好说的……</text:p>
      <text:p text:style-name="P20"><text:span text:style-name="T65"><text:tab/></text:span><text:span text:style-name="T75">删除</text:span></text:p>
      <text:p text:style-name="P24"><text:span text:style-name="T60"><text:tab/></text:span><text:span text:style-name="T32">&lt;</text:span><text:span text:style-name="T41">delete</text:span><text:span text:style-name="T46"> </text:span><text:span text:style-name="T48">id</text:span><text:span text:style-name="T52">=</text:span><text:span text:style-name="T78">"delUserById"</text:span><text:span text:style-name="T46"> </text:span><text:span text:style-name="T48">parameterType</text:span><text:span text:style-name="T52">=</text:span><text:span text:style-name="T78">"int"</text:span><text:span text:style-name="T24">&gt;</text:span></text:p>
      <text:p text:style-name="P34"><text:tab/><text:tab/>delete from user where id =#{id}</text:p>
      <text:p text:style-name="P20"><text:span text:style-name="T51"><text:tab/></text:span><text:span text:style-name="T23">&lt;/</text:span><text:span text:style-name="T43">delete</text:span><text:span text:style-name="T23">&gt;</text:span></text:p>
      <text:p text:style-name="P54"><text:tab/>没什么好说的</text:p>
      <text:p text:style-name="P49"><text:tab/></text:p>
      <text:p text:style-name="P20"><text:span text:style-name="T65"><text:tab/></text:span><text:span text:style-name="T66">4、原生dao开发</text:span></text:p>
      <text:p text:style-name="P20"><text:span text:style-name="T66"><text:tab/>使用原始Dao层开发</text:span><text:span text:style-name="T67">，必须自己是先相关的方法。</text:span></text:p>
      <text:p text:style-name="P20"><text:span text:style-name="T67"><text:tab/>Dao层</text:span><text:span text:style-name="T68">：</text:span></text:p>
      <text:p text:style-name="P24"><text:span text:style-name="T58"><text:tab/></text:span><text:span text:style-name="T96">public</text:span><text:span text:style-name="T14"> </text:span><text:span text:style-name="T95">interface</text:span><text:span text:style-name="T14"> UserDao {</text:span></text:p>
      <text:p text:style-name="P58"><text:tab/></text:p>
      <text:p text:style-name="P33"><text:span text:style-name="T14"><text:tab/></text:span><text:span text:style-name="T95">public</text:span><text:span text:style-name="T14"> List&lt;User&gt; selectUsersByName(String </text:span><text:span text:style-name="T98">username</text:span><text:span text:style-name="T14">);</text:span></text:p>
      <text:p text:style-name="P58">}</text:p>
      <text:p text:style-name="P50"/>
      <text:p text:style-name="P20"><text:span text:style-name="T68"><text:tab/>IMPL</text:span><text:span text:style-name="T69">层:</text:span></text:p>
      <text:p text:style-name="P24"><text:span text:style-name="T59"><text:tab/></text:span><text:span text:style-name="T97">private</text:span><text:span text:style-name="T14"> SqlSessionFactory </text:span><text:span text:style-name="T100">factory</text:span><text:span text:style-name="T14"> = </text:span><text:span text:style-name="T95">null</text:span><text:span text:style-name="T14">;</text:span></text:p>
      <text:p text:style-name="P58"><text:tab/></text:p>
      <text:p text:style-name="P33"><text:span text:style-name="T14"><text:tab/></text:span><text:span text:style-name="T95">public</text:span><text:span text:style-name="T14"> UserDaoImpl(SqlSessionFactory </text:span><text:span text:style-name="T98">factory</text:span><text:span text:style-name="T14">) {</text:span></text:p>
      <text:p text:style-name="P33"><text:span text:style-name="T14"><text:tab/><text:tab/></text:span><text:span text:style-name="T95">this</text:span><text:span text:style-name="T14">.</text:span><text:span text:style-name="T100">factory</text:span><text:span text:style-name="T14"> = </text:span><text:span text:style-name="T98">factory</text:span><text:span text:style-name="T14">;</text:span></text:p>
      <text:p text:style-name="P58"><text:tab/>}</text:p>
      <text:p text:style-name="P58"><text:tab/></text:p>
      <text:p text:style-name="P33"><text:span text:style-name="T14"><text:tab/></text:span><text:span text:style-name="T93">@Override</text:span></text:p>
      <text:p text:style-name="P33"><text:span text:style-name="T14"><text:tab/></text:span><text:span text:style-name="T95">public</text:span><text:span text:style-name="T14"> List&lt;User&gt; selectUsersByName(String </text:span><text:span text:style-name="T98">username</text:span><text:span text:style-name="T14">) {</text:span></text:p>
      <text:p text:style-name="P37">//<text:tab/><text:tab/>session线程不安全，放入放入方法体中，随用随毁</text:p>
      <text:p text:style-name="P33"><text:span text:style-name="T14"><text:tab/><text:tab/>SqlSession </text:span><text:span text:style-name="T98">session</text:span><text:span text:style-name="T14"> = </text:span><text:span text:style-name="T100">factory</text:span><text:span text:style-name="T14">.openSession();</text:span></text:p>
      <text:p text:style-name="P33"><text:span text:style-name="T14"><text:tab/><text:tab/>List&lt;User&gt; </text:span><text:span text:style-name="T98">users</text:span><text:span text:style-name="T14"> =</text:span><text:span text:style-name="T98">session</text:span><text:span text:style-name="T14">.selectList(</text:span><text:span text:style-name="T81">"test.findByName"</text:span><text:span text:style-name="T14">, </text:span><text:span text:style-name="T81">"王五"</text:span><text:span text:style-name="T14">);</text:span></text:p>
      <text:p text:style-name="P33"><text:span text:style-name="T14"><text:tab/><text:tab/></text:span><text:span text:style-name="T98">session</text:span><text:span text:style-name="T14">.commit();</text:span></text:p>
      <text:p text:style-name="P33"><text:span text:style-name="T14"><text:tab/><text:tab/></text:span><text:span text:style-name="T98">session</text:span><text:span text:style-name="T14">.close();</text:span></text:p>
      <text:p text:style-name="P33"><text:span text:style-name="T14"><text:tab/><text:tab/></text:span><text:span text:style-name="T95">return</text:span><text:span text:style-name="T14"> </text:span><text:span text:style-name="T98">users</text:span><text:span text:style-name="T14">;</text:span></text:p>
      <text:p text:style-name="P58"><text:tab/>}</text:p>
      <text:p text:style-name="P51"><text:tab/></text:p>
      <text:p text:style-name="P20"><text:span text:style-name="T69"><text:tab/></text:span><text:span text:style-name="T70">这个方法也是进行简单的封装，还是有大量的重复是代码产生。</text:span></text:p>
      <text:p text:style-name="P52"><text:tab/></text:p>
      <text:p text:style-name="P20"><text:span text:style-name="T70"><text:tab/></text:span><text:span text:style-name="T76">动态代理方式</text:span><text:span text:style-name="T77">（Mapper代理）</text:span></text:p>
      <text:p text:style-name="P20"><text:span text:style-name="T71"><text:tab/></text:span><text:span text:style-name="T72">1、创建Mapper</text:span><text:span text:style-name="T73">Dao文件</text:span></text:p>
      <text:p text:style-name="P53"><text:tab/><text:tab/></text:p>
      <text:p text:style-name="P33"><text:span text:style-name="T95">public</text:span><text:span text:style-name="T14"> </text:span><text:span text:style-name="T95">interface</text:span><text:span text:style-name="T14"> </text:span><text:span text:style-name="T17">UserDaoMapper</text:span><text:span text:style-name="T14"> {</text:span></text:p>
      <text:p text:style-name="P33"><text:span text:style-name="T14"><text:tab/></text:span><text:span text:style-name="T95">public</text:span><text:span text:style-name="T14"> List&lt;User&gt; findByName(String </text:span><text:span text:style-name="T98">username</text:span><text:span text:style-name="T14">);</text:span></text:p>
      <text:p text:style-name="P58">}</text:p>
      <text:p text:style-name="P55"><text:soft-page-break/>&lt;!-- </text:p>
      <text:p text:style-name="P33"><text:span text:style-name="T88"><text:tab/></text:span><text:span text:style-name="T90">mapper</text:span><text:span text:style-name="T88">文件的编写规则</text:span><text:span text:style-name="T89">：mapperdao和mapper.xml除了扩展名之外别的都要相同。</text:span></text:p>
      <text:p text:style-name="P33"><text:span text:style-name="T88"><text:tab/><text:tab/>1、</text:span><text:span text:style-name="T90">namespace</text:span><text:span text:style-name="T88">等于</text:span><text:span text:style-name="T90">dao</text:span><text:span text:style-name="T88">接口的全路径</text:span></text:p>
      <text:p text:style-name="P33"><text:span text:style-name="T88"><text:tab/><text:tab/>2、</text:span><text:span text:style-name="T90">sql</text:span><text:span text:style-name="T88">中的id等于</text:span><text:span text:style-name="T90">dao</text:span><text:span text:style-name="T88">接口的方法名</text:span></text:p>
      <text:p text:style-name="P36"><text:tab/><text:tab/>3、paramterType等于方法的参数类型</text:p>
      <text:p text:style-name="P36"><text:tab/><text:tab/>4、resultType要与方法的返回类型一织</text:p>
      <text:p text:style-name="P36"><text:s/>--&gt;</text:p>
      <text:p text:style-name="P33"><text:span text:style-name="T24">&lt;</text:span><text:span text:style-name="T40">mapper</text:span><text:span text:style-name="T46"> </text:span><text:span text:style-name="T48">namespace</text:span><text:span text:style-name="T52">=</text:span><text:span text:style-name="T78">"org.lier.usermapper.UserDaoMapper"</text:span><text:span text:style-name="T24">&gt;</text:span></text:p>
      <text:p text:style-name="P33"><text:span text:style-name="T52"><text:tab/></text:span><text:span text:style-name="T24">&lt;</text:span><text:span text:style-name="T40">select</text:span><text:span text:style-name="T46"> </text:span><text:span text:style-name="T48">id</text:span><text:span text:style-name="T52">=</text:span><text:span text:style-name="T78">"findByName"</text:span><text:span text:style-name="T46"> </text:span><text:span text:style-name="T48">parameterType</text:span><text:span text:style-name="T52">=</text:span><text:span text:style-name="T78">"string"</text:span><text:span text:style-name="T46"> </text:span><text:span text:style-name="T48">resultType</text:span><text:span text:style-name="T52">=</text:span><text:span text:style-name="T78">"org.lier.zz.User"</text:span><text:span text:style-name="T24">&gt;</text:span></text:p>
      <text:p text:style-name="P33"><text:span text:style-name="T52"><text:tab/><text:tab/>select * <text:s/>from user where </text:span><text:span text:style-name="T56">username</text:span><text:span text:style-name="T52"> <text:s/>like '%${value}%'</text:span></text:p>
      <text:p text:style-name="P33"><text:span text:style-name="T52"><text:tab/></text:span><text:span text:style-name="T24">&lt;/</text:span><text:span text:style-name="T40">select</text:span><text:span text:style-name="T24">&gt;</text:span></text:p>
      <text:p text:style-name="P20"><text:span text:style-name="T23">&lt;/</text:span><text:span text:style-name="T39">mapper</text:span><text:span text:style-name="T23">&gt;</text:span></text:p>
      <text:p text:style-name="P44"><text:tab/></text:p>
      <text:p text:style-name="P20"><text:span text:style-name="T23">在SqlMapConfig.</text:span><text:span text:style-name="T35">xml中引入mapper文件</text:span></text:p>
      <text:p text:style-name="P45"/>
      <text:p text:style-name="P33"><text:span text:style-name="T52"><text:tab/></text:span><text:span text:style-name="T24">&lt;</text:span><text:span text:style-name="T40">mappers</text:span><text:span text:style-name="T24">&gt;</text:span></text:p>
      <text:p text:style-name="P33"><text:span text:style-name="T52"><text:tab/><text:tab/></text:span><text:span text:style-name="T24">&lt;</text:span><text:span text:style-name="T40">mapper</text:span><text:span text:style-name="T46"> </text:span><text:span text:style-name="T48">resource</text:span><text:span text:style-name="T52">=</text:span><text:span text:style-name="T78">"User.xml"</text:span><text:span text:style-name="T24">/&gt;</text:span></text:p>
      <text:p text:style-name="P33"><text:span text:style-name="T52"><text:tab/><text:tab/></text:span><text:span text:style-name="T24">&lt;</text:span><text:span text:style-name="T40">mapper</text:span><text:span text:style-name="T46"> </text:span><text:span text:style-name="T48">class</text:span><text:span text:style-name="T52">=</text:span><text:span text:style-name="T78">"org.lier.usermapper.UserDaoMapper"</text:span><text:span text:style-name="T24">/&gt;</text:span></text:p>
      <text:p text:style-name="P20"><text:span text:style-name="T51"><text:tab/></text:span><text:span text:style-name="T23">&lt;/</text:span><text:span text:style-name="T39">mappers</text:span><text:span text:style-name="T23">&gt;</text:span></text:p>
      <text:p text:style-name="P20"><text:span text:style-name="T35">测试</text:span><text:span text:style-name="T36">：</text:span></text:p>
      <text:p text:style-name="P24"><text:span text:style-name="T33"><text:tab/></text:span><text:span text:style-name="T94">@Test</text:span></text:p>
      <text:p text:style-name="P33"><text:span text:style-name="T14"><text:tab/></text:span><text:span text:style-name="T95">public</text:span><text:span text:style-name="T14"> </text:span><text:span text:style-name="T95">void</text:span><text:span text:style-name="T14"> </text:span><text:span text:style-name="T17">mapperDaoTest</text:span><text:span text:style-name="T14">() {</text:span></text:p>
      <text:p text:style-name="P33"><text:span text:style-name="T14"><text:tab/><text:tab/>SqlSession </text:span><text:span text:style-name="T98">session</text:span><text:span text:style-name="T14"> = </text:span><text:span text:style-name="T100">factory</text:span><text:span text:style-name="T14">.openSession();</text:span></text:p>
      <text:p text:style-name="P33"><text:span text:style-name="T14"><text:tab/><text:tab/>UserDaoMapper </text:span><text:span text:style-name="T98">mapper</text:span><text:span text:style-name="T14"> = </text:span><text:span text:style-name="T98">session</text:span><text:span text:style-name="T14">.getMapper(UserDaoMapper.</text:span><text:span text:style-name="T95">class</text:span><text:span text:style-name="T14">);</text:span></text:p>
      <text:p text:style-name="P33"><text:span text:style-name="T14"><text:tab/><text:tab/>List&lt;User&gt; </text:span><text:span text:style-name="T98">users</text:span><text:span text:style-name="T14"> = </text:span><text:span text:style-name="T98">mapper</text:span><text:span text:style-name="T14">.findByName(</text:span><text:span text:style-name="T81">"王五"</text:span><text:span text:style-name="T14">);</text:span></text:p>
      <text:p text:style-name="P33"><text:span text:style-name="T14"><text:tab/><text:tab/>System.</text:span><text:span text:style-name="T99">out</text:span><text:span text:style-name="T14">.println(</text:span><text:span text:style-name="T98">users</text:span><text:span text:style-name="T14">);</text:span></text:p>
      <text:p text:style-name="P41"><text:tab/>}</text:p>
      <text:p text:style-name="P20"><text:span text:style-name="T36"><text:tab/></text:span><text:span text:style-name="T109">SqlMap</text:span><text:span text:style-name="T110">Config.xml文件详解</text:span></text:p>
      <text:p text:style-name="P46"><text:tab/>SqlMapConfig.xml中配置的内容和顺序如下：</text:p>
      <text:p text:style-name="P26"/>
      <text:p text:style-name="P27"><text:span text:style-name="T101"><text:tab/>properties</text:span>（属性）</text:p>
      <text:p text:style-name="P27"><text:tab/>settings（全局配置参数）</text:p>
      <text:p text:style-name="P27"><text:span text:style-name="T101"><text:tab/>typeAliases</text:span>（类型别名）</text:p>
      <text:p text:style-name="P27"><text:tab/>typeHandlers（类型处理器）</text:p>
      <text:p text:style-name="P27"><text:tab/>objectFactory（对象工厂）</text:p>
      <text:p text:style-name="P27"><text:tab/>plugins（插件）</text:p>
      <text:p text:style-name="P27"><text:tab/>environments（环境集合属性对象）</text:p>
      <text:p text:style-name="P38"><text:tab/>environment（环境子属性对象）</text:p>
      <text:p text:style-name="P39"><text:tab/>transactionManager（事务管理）</text:p>
      <text:p text:style-name="P39"><text:tab/>dataSource（数据源）</text:p>
      <text:p text:style-name="P21"><text:span text:style-name="T34"><text:tab/>mappers</text:span><text:span text:style-name="T37">（映射器）</text:span></text:p>
      <text:p text:style-name="P30">qlMapConfig.xml可以引用java属性文件中的配置信息如下：</text:p>
      <text:p text:style-name="P30"/>
      <text:p text:style-name="P30">在classpath下定义db.properties文件，</text:p>
      <text:p text:style-name="P28"><text:bookmark-start text:name="OLE_LINK7"/><text:bookmark-start text:name="OLE_LINK8"/><text:span text:style-name="T118">jdbc.</text:span><text:bookmark-end text:name="OLE_LINK7"/><text:bookmark-end text:name="OLE_LINK8"/><text:span text:style-name="T118">driver</text:span><text:span text:style-name="T119">=</text:span><text:span text:style-name="T116">com.mysql.jdbc.Driver</text:span></text:p>
      <text:p text:style-name="P28"><text:span text:style-name="T118">jdbc.url</text:span><text:span text:style-name="T119">=</text:span><text:span text:style-name="T116">jdbc:mysql://localhost:3306/mybatis?characterEncoding=utf-8</text:span></text:p>
      <text:p text:style-name="P28"><text:span text:style-name="T118">jdbc.username</text:span><text:span text:style-name="T119">=</text:span><text:span text:style-name="T116">root</text:span></text:p>
      <text:p text:style-name="P28"><text:span text:style-name="T118">jdbc.password</text:span><text:span text:style-name="T119">=</text:span><text:bookmark text:name="OLE_LINK77"/><text:bookmark text:name="OLE_LINK78"/><text:bookmark text:name="OLE_LINK76"/><text:span text:style-name="T117">123456</text:span></text:p>
      <text:p text:style-name="P30"/>
      <text:p text:style-name="P30"/>
      <text:p text:style-name="P30">SqlMapConfig.xml引用如下：</text:p>
      <text:p text:style-name="P30"><text:soft-page-break/></text:p>
      <text:p text:style-name="P28"><text:span text:style-name="T38">&lt;</text:span><text:span text:style-name="T44">properties </text:span><text:span text:style-name="T50">resource</text:span><text:span text:style-name="T21">=</text:span><text:span text:style-name="T84">"</text:span><text:bookmark-start text:name="OLE_LINK11"/><text:bookmark-start text:name="OLE_LINK9"/><text:bookmark-start text:name="OLE_LINK10"/><text:span text:style-name="T120">db.properties</text:span><text:bookmark-end text:name="OLE_LINK11"/><text:bookmark-end text:name="OLE_LINK9"/><text:bookmark-end text:name="OLE_LINK10"/><text:span text:style-name="T84">"</text:span><text:span text:style-name="T38">/&gt;</text:span></text:p>
      <text:p text:style-name="P28"><text:span text:style-name="T21"><text:tab/></text:span><text:span text:style-name="T38">&lt;</text:span><text:span text:style-name="T44">environments </text:span><text:span text:style-name="T50">default</text:span><text:span text:style-name="T21">=</text:span><text:span text:style-name="T84">"development"</text:span><text:span text:style-name="T38">&gt;</text:span></text:p>
      <text:p text:style-name="P28"><text:span text:style-name="T21"><text:tab/><text:tab/></text:span><text:span text:style-name="T38">&lt;</text:span><text:span text:style-name="T44">environment </text:span><text:span text:style-name="T50">id</text:span><text:span text:style-name="T21">=</text:span><text:span text:style-name="T84">"development"</text:span><text:span text:style-name="T38">&gt;</text:span></text:p>
      <text:p text:style-name="P28"><text:span text:style-name="T21"><text:tab/><text:tab/><text:tab/></text:span><text:span text:style-name="T38">&lt;</text:span><text:span text:style-name="T44">transactionManager </text:span><text:span text:style-name="T50">type</text:span><text:span text:style-name="T21">=</text:span><text:span text:style-name="T84">"JDBC"</text:span><text:span text:style-name="T38">/&gt;</text:span></text:p>
      <text:p text:style-name="P28"><text:span text:style-name="T21"><text:tab/><text:tab/><text:tab/></text:span><text:span text:style-name="T38">&lt;</text:span><text:span text:style-name="T44">dataSource </text:span><text:span text:style-name="T50">type</text:span><text:span text:style-name="T21">=</text:span><text:span text:style-name="T84">"POOLED"</text:span><text:span text:style-name="T38">&gt;</text:span></text:p>
      <text:p text:style-name="P28"><text:span text:style-name="T21"><text:tab/><text:tab/><text:tab/><text:tab/></text:span><text:span text:style-name="T38">&lt;</text:span><text:span text:style-name="T44">property </text:span><text:span text:style-name="T50">name</text:span><text:span text:style-name="T21">=</text:span><text:span text:style-name="T84">"driver" </text:span><text:span text:style-name="T50">value</text:span><text:span text:style-name="T21">=</text:span><text:span text:style-name="T84">"</text:span><text:span text:style-name="T120">${jdbc.driver}</text:span><text:span text:style-name="T84">"</text:span><text:span text:style-name="T38">/&gt;</text:span></text:p>
      <text:p text:style-name="P28"><text:span text:style-name="T21"><text:tab/><text:tab/><text:tab/><text:tab/></text:span><text:span text:style-name="T38">&lt;</text:span><text:span text:style-name="T44">property </text:span><text:span text:style-name="T50">name</text:span><text:span text:style-name="T21">=</text:span><text:span text:style-name="T84">"url" </text:span><text:span text:style-name="T50">value</text:span><text:span text:style-name="T21">=</text:span><text:span text:style-name="T84">"</text:span><text:span text:style-name="T120">${jdbc.url}</text:span><text:span text:style-name="T84">"</text:span><text:span text:style-name="T38">/&gt;</text:span></text:p>
      <text:p text:style-name="P28"><text:span text:style-name="T21"><text:tab/><text:tab/><text:tab/><text:tab/></text:span><text:span text:style-name="T38">&lt;</text:span><text:span text:style-name="T44">property </text:span><text:span text:style-name="T50">name</text:span><text:span text:style-name="T21">=</text:span><text:span text:style-name="T84">"username" </text:span><text:span text:style-name="T50">value</text:span><text:span text:style-name="T21">=</text:span><text:span text:style-name="T84">"</text:span><text:bookmark-start text:name="OLE_LINK12"/><text:bookmark-start text:name="OLE_LINK13"/><text:bookmark-start text:name="OLE_LINK14"/><text:span text:style-name="T120">${jdbc.username}</text:span><text:bookmark-end text:name="OLE_LINK12"/><text:bookmark-end text:name="OLE_LINK13"/><text:bookmark-end text:name="OLE_LINK14"/><text:span text:style-name="T84">"</text:span><text:span text:style-name="T38">/&gt;</text:span></text:p>
      <text:p text:style-name="P28"><text:span text:style-name="T21"><text:tab/><text:tab/><text:tab/><text:tab/></text:span><text:span text:style-name="T38">&lt;</text:span><text:span text:style-name="T44">property </text:span><text:span text:style-name="T50">name</text:span><text:span text:style-name="T21">=</text:span><text:span text:style-name="T84">"password" </text:span><text:span text:style-name="T50">value</text:span><text:span text:style-name="T21">=</text:span><text:span text:style-name="T84">"</text:span><text:bookmark-start text:name="OLE_LINK15"/><text:bookmark-start text:name="OLE_LINK16"/><text:span text:style-name="T120">${jdbc.password}</text:span><text:bookmark-end text:name="OLE_LINK15"/><text:bookmark-end text:name="OLE_LINK16"/><text:span text:style-name="T84">"</text:span><text:span text:style-name="T38">/&gt;</text:span></text:p>
      <text:p text:style-name="P28"><text:span text:style-name="T21"><text:tab/><text:tab/><text:tab/></text:span><text:span text:style-name="T38">&lt;/</text:span><text:span text:style-name="T44">dataSource</text:span><text:span text:style-name="T38">&gt;</text:span></text:p>
      <text:p text:style-name="P28"><text:span text:style-name="T21"><text:tab/><text:tab/></text:span><text:span text:style-name="T38">&lt;/</text:span><text:span text:style-name="T44">environment</text:span><text:span text:style-name="T38">&gt;</text:span></text:p>
      <text:p text:style-name="P31"><text:span text:style-name="T21"><text:tab/></text:span><text:span text:style-name="T38">&lt;/</text:span><text:span text:style-name="T44">environments</text:span><text:span text:style-name="T38">&gt;</text:span></text:p>
      <text:p text:style-name="P30"/>
      <text:p text:style-name="P30">注意： MyBatis 将按照下面的顺序来加载属性：</text:p>
      <text:list xml:id="list6806741814457918873" text:style-name="WWNum15">
        <text:list-item>
          <text:p text:style-name="P61">在 <text:bookmark-start text:name="OLE_LINK18"/><text:bookmark-start text:name="OLE_LINK25"/><text:bookmark-start text:name="OLE_LINK24"/><text:bookmark-start text:name="OLE_LINK17"/>properties 元素<text:bookmark-end text:name="OLE_LINK18"/><text:bookmark-end text:name="OLE_LINK17"/>体内定义的属性<text:bookmark-end text:name="OLE_LINK25"/><text:bookmark-end text:name="OLE_LINK24"/>首先被读取。 </text:p>
        </text:list-item>
        <text:list-item>
          <text:p text:style-name="P62"><text:span text:style-name="T47">然后会读取properties 元素中</text:span><text:bookmark-start text:name="OLE_LINK22"/><text:bookmark-start text:name="OLE_LINK21"/><text:bookmark-start text:name="OLE_LINK23"/><text:span text:style-name="T47">resource或 url 加载的属性</text:span><text:bookmark-end text:name="OLE_LINK22"/><text:bookmark-end text:name="OLE_LINK21"/><text:bookmark-end text:name="OLE_LINK23"/><text:span text:style-name="T47">，它会覆盖已读取的同名属性。 </text:span></text:p>
        </text:list-item>
      </text:list>
      <text:p text:style-name="P63"/>
      <text:p text:style-name="P63">常用数据类型别名</text:p>
      <text:p text:style-name="P64"/>
      <table:table table:name="表格2" table:style-name="表格2">
        <table:table-column table:style-name="表格2.A" table:number-columns-repeated="2"/>
        <table:table-row table:style-name="表格2.1">
          <table:table-cell table:style-name="表格2.A1" office:value-type="string">
            <text:p text:style-name="P15">别名</text:p>
          </table:table-cell>
          <table:table-cell table:style-name="表格2.A1" office:value-type="string">
            <text:p text:style-name="P15">映射的类型</text:p>
          </table:table-cell>
        </table:table-row>
        <table:table-row table:style-name="表格2.2">
          <table:table-cell table:style-name="表格2.A1" office:value-type="string">
            <text:p text:style-name="P23">_byte </text:p>
          </table:table-cell>
          <table:table-cell table:style-name="表格2.A1" office:value-type="string">
            <text:p text:style-name="P23">byte </text:p>
          </table:table-cell>
        </table:table-row>
        <table:table-row table:style-name="表格2.2">
          <table:table-cell table:style-name="表格2.A1" office:value-type="string">
            <text:p text:style-name="P23">_long </text:p>
          </table:table-cell>
          <table:table-cell table:style-name="表格2.A1" office:value-type="string">
            <text:p text:style-name="P23">long </text:p>
          </table:table-cell>
        </table:table-row>
        <table:table-row table:style-name="表格2.2">
          <table:table-cell table:style-name="表格2.A1" office:value-type="string">
            <text:p text:style-name="P23">_short </text:p>
          </table:table-cell>
          <table:table-cell table:style-name="表格2.A1" office:value-type="string">
            <text:p text:style-name="P23">short </text:p>
          </table:table-cell>
        </table:table-row>
        <table:table-row table:style-name="表格2.2">
          <table:table-cell table:style-name="表格2.A1" office:value-type="string">
            <text:p text:style-name="P23">_int </text:p>
          </table:table-cell>
          <table:table-cell table:style-name="表格2.A1" office:value-type="string">
            <text:p text:style-name="P23">int </text:p>
          </table:table-cell>
        </table:table-row>
        <table:table-row table:style-name="表格2.2">
          <table:table-cell table:style-name="表格2.A1" office:value-type="string">
            <text:p text:style-name="P23">_integer </text:p>
          </table:table-cell>
          <table:table-cell table:style-name="表格2.A1" office:value-type="string">
            <text:p text:style-name="P23">int </text:p>
          </table:table-cell>
        </table:table-row>
        <table:table-row table:style-name="表格2.2">
          <table:table-cell table:style-name="表格2.A1" office:value-type="string">
            <text:p text:style-name="P23">_double </text:p>
          </table:table-cell>
          <table:table-cell table:style-name="表格2.A1" office:value-type="string">
            <text:p text:style-name="P23">double </text:p>
          </table:table-cell>
        </table:table-row>
        <table:table-row table:style-name="表格2.2">
          <table:table-cell table:style-name="表格2.A1" office:value-type="string">
            <text:p text:style-name="P23">_float </text:p>
          </table:table-cell>
          <table:table-cell table:style-name="表格2.A1" office:value-type="string">
            <text:p text:style-name="P23">float </text:p>
          </table:table-cell>
        </table:table-row>
        <table:table-row table:style-name="表格2.2">
          <table:table-cell table:style-name="表格2.A1" office:value-type="string">
            <text:p text:style-name="P23">_boolean </text:p>
          </table:table-cell>
          <table:table-cell table:style-name="表格2.A1" office:value-type="string">
            <text:p text:style-name="P23">boolean </text:p>
          </table:table-cell>
        </table:table-row>
        <table:table-row table:style-name="表格2.2">
          <table:table-cell table:style-name="表格2.A1" office:value-type="string">
            <text:p text:style-name="P23">string </text:p>
          </table:table-cell>
          <table:table-cell table:style-name="表格2.A1" office:value-type="string">
            <text:p text:style-name="P23">String </text:p>
          </table:table-cell>
        </table:table-row>
        <table:table-row table:style-name="表格2.2">
          <table:table-cell table:style-name="表格2.A1" office:value-type="string">
            <text:p text:style-name="P23">byte </text:p>
          </table:table-cell>
          <table:table-cell table:style-name="表格2.A1" office:value-type="string">
            <text:p text:style-name="P23">Byte </text:p>
          </table:table-cell>
        </table:table-row>
        <table:table-row table:style-name="表格2.2">
          <table:table-cell table:style-name="表格2.A1" office:value-type="string">
            <text:p text:style-name="P23">long </text:p>
          </table:table-cell>
          <table:table-cell table:style-name="表格2.A1" office:value-type="string">
            <text:p text:style-name="P23">Long </text:p>
          </table:table-cell>
        </table:table-row>
        <table:table-row table:style-name="表格2.2">
          <table:table-cell table:style-name="表格2.A1" office:value-type="string">
            <text:p text:style-name="P23">short </text:p>
          </table:table-cell>
          <table:table-cell table:style-name="表格2.A1" office:value-type="string">
            <text:p text:style-name="P23">Short </text:p>
          </table:table-cell>
        </table:table-row>
        <table:table-row table:style-name="表格2.2">
          <table:table-cell table:style-name="表格2.A1" office:value-type="string">
            <text:p text:style-name="P23">int </text:p>
          </table:table-cell>
          <table:table-cell table:style-name="表格2.A1" office:value-type="string">
            <text:p text:style-name="P23">Integer </text:p>
          </table:table-cell>
        </table:table-row>
        <table:table-row table:style-name="表格2.2">
          <table:table-cell table:style-name="表格2.A1" office:value-type="string">
            <text:p text:style-name="P23">integer </text:p>
          </table:table-cell>
          <table:table-cell table:style-name="表格2.A1" office:value-type="string">
            <text:p text:style-name="P23">Integer </text:p>
          </table:table-cell>
        </table:table-row>
        <table:table-row table:style-name="表格2.2">
          <table:table-cell table:style-name="表格2.A1" office:value-type="string">
            <text:p text:style-name="P23">double </text:p>
          </table:table-cell>
          <table:table-cell table:style-name="表格2.A1" office:value-type="string">
            <text:p text:style-name="P23">Double </text:p>
          </table:table-cell>
        </table:table-row>
        <table:table-row table:style-name="表格2.2">
          <table:table-cell table:style-name="表格2.A1" office:value-type="string">
            <text:p text:style-name="P23">float </text:p>
          </table:table-cell>
          <table:table-cell table:style-name="表格2.A1" office:value-type="string">
            <text:p text:style-name="P23">Float </text:p>
          </table:table-cell>
        </table:table-row>
        <table:table-row table:style-name="表格2.2">
          <table:table-cell table:style-name="表格2.A1" office:value-type="string">
            <text:p text:style-name="P23">boolean </text:p>
          </table:table-cell>
          <table:table-cell table:style-name="表格2.A1" office:value-type="string">
            <text:p text:style-name="P23">Boolean </text:p>
          </table:table-cell>
        </table:table-row>
        <table:table-row table:style-name="表格2.2">
          <table:table-cell table:style-name="表格2.A1" office:value-type="string">
            <text:p text:style-name="P23">date </text:p>
          </table:table-cell>
          <table:table-cell table:style-name="表格2.A1" office:value-type="string">
            <text:p text:style-name="P23">Date </text:p>
          </table:table-cell>
        </table:table-row>
        <table:table-row table:style-name="表格2.2">
          <table:table-cell table:style-name="表格2.A1" office:value-type="string">
            <text:p text:style-name="P23">decimal </text:p>
          </table:table-cell>
          <table:table-cell table:style-name="表格2.A1" office:value-type="string">
            <text:p text:style-name="P23">BigDecimal </text:p>
          </table:table-cell>
        </table:table-row>
        <table:table-row table:style-name="表格2.2">
          <table:table-cell table:style-name="表格2.A1" office:value-type="string">
            <text:p text:style-name="P23">bigdecimal </text:p>
          </table:table-cell>
          <table:table-cell table:style-name="表格2.A1" office:value-type="string">
            <text:p text:style-name="P23">BigDecimal </text:p>
          </table:table-cell>
        </table:table-row>
        <table:table-row table:style-name="表格2.2">
          <table:table-cell table:style-name="表格2.A1" office:value-type="string">
            <text:p text:style-name="P23">map</text:p>
          </table:table-cell>
          <table:table-cell table:style-name="表格2.A1" office:value-type="string">
            <text:p text:style-name="P23">Map</text:p>
          </table:table-cell>
        </table:table-row>
      </table:table>
      <text:p text:style-name="P32">在SqlMapConfig.xml中配置：</text:p>
      <text:p text:style-name="P29"><text:span text:style-name="T38">&lt;</text:span><text:span text:style-name="T45">typeAliases</text:span><text:span text:style-name="T38">&gt;</text:span></text:p>
      <text:p text:style-name="P29"><text:span text:style-name="T21"><text:tab/></text:span><text:span text:style-name="T92">&lt;!-- 单个别名定义 --&gt;</text:span></text:p>
      <text:p text:style-name="P29"><text:span text:style-name="T21"><text:tab/></text:span><text:span text:style-name="T38">&lt;</text:span><text:span text:style-name="T44">typeAlias </text:span><text:span text:style-name="T50">alias</text:span><text:span text:style-name="T21">=</text:span><text:span text:style-name="T84">"user" </text:span><text:span text:style-name="T50">type</text:span><text:span text:style-name="T21">=</text:span><text:span text:style-name="T84">"cn.itcast.mybatis.po.User"</text:span><text:span text:style-name="T38">/&gt;</text:span></text:p>
      <text:p text:style-name="P29"><text:span text:style-name="T21"><text:tab/></text:span><text:span text:style-name="T92">&lt;!-- 批量别名定义，扫描整个包下的类，别名为类名（首字母大写或小写都可以） --&gt;</text:span></text:p>
      <text:p text:style-name="P29"><text:soft-page-break/><text:span text:style-name="T21"><text:tab/></text:span><text:bookmark-start text:name="OLE_LINK72"/><text:bookmark-start text:name="OLE_LINK69"/><text:span text:style-name="T38">&lt;</text:span><text:span text:style-name="T44">package </text:span><text:span text:style-name="T50">name</text:span><text:span text:style-name="T21">=</text:span><text:span text:style-name="T84">"cn.itcast.mybatis.po"</text:span><text:span text:style-name="T38">/&gt;</text:span><text:bookmark-end text:name="OLE_LINK72"/><text:bookmark-end text:name="OLE_LINK69"/></text:p>
      <text:p text:style-name="P29"><text:span text:style-name="T38"><text:tab/>&lt;</text:span><text:span text:style-name="T44">package </text:span><text:span text:style-name="T50">name</text:span><text:span text:style-name="T21">=</text:span><text:span text:style-name="T84">"其它包"</text:span><text:span text:style-name="T38">/&gt;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列出段落1" style:family="paragraph" style:parent-style-name="Standard" style:default-outline-level="">
      <style:paragraph-properties fo:margin-left="0cm" fo:margin-right="0cm" fo:text-indent="0.741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" text:bullet-char="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25:27.921355500</meta:creation-date>
    <dc:date>2018-03-31T19:09:47.993116769</dc:date>
    <meta:editing-duration>PT2H41M8S</meta:editing-duration>
    <meta:editing-cycles>122</meta:editing-cycles>
    <meta:generator>LibreOffice/5.1.6.2$Linux_X86_64 LibreOffice_project/10m0$Build-2</meta:generator>
    <meta:document-statistic meta:table-count="1" meta:image-count="0" meta:object-count="1" meta:page-count="7" meta:paragraph-count="277" meta:word-count="2036" meta:character-count="7544" meta:non-whitespace-character-count="6929"/>
  </office:meta>
</office:document-meta>
</file>